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DejaVu Sans" svg:font-family="'DejaVu Sans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e1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svg:stroke-opacity="100%" draw:stroke-linejoin="miter" draw:fill="solid" draw:fill-color="#ffffff" draw:textarea-horizontal-align="left" draw:textarea-vertical-align="middle" draw:auto-grow-height="false" fo:min-height="3.541cm" fo:min-width="1.7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solid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solid" svg:stroke-width="0.026cm" svg:stroke-color="#000000" svg:stroke-opacity="100%" draw:stroke-linejoin="miter" draw:fill="solid" draw:fill-color="#ffffff" draw:textarea-horizontal-align="left" draw:textarea-vertical-align="middle" draw:auto-grow-height="false" fo:min-height="1.544cm" fo:min-width="2.9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" style:family="graphic" style:parent-style-name="standard">
      <style:graphic-properties draw:stroke="solid" svg:stroke-width="0.026cm" svg:stroke-color="#000000" draw:marker-end="msArrowEnd_20_9" draw:marker-end-width="0.35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3">
      <style:graphic-properties draw:stroke="none" draw:fill="solid" draw:fill-color="#dcdbb8" draw:textarea-horizontal-align="justify" draw:textarea-vertical-align="top" draw:auto-grow-height="false" fo:min-height="2.334cm" fo:min-width="4.871cm" fo:padding-top="0.13cm" fo:padding-bottom="0.13cm" fo:padding-left="0.25cm" fo:padding-right="0.25cm" fo:wrap-option="wrap" draw:shadow-color="#808080"/>
      <style:paragraph-properties style:writing-mode="lr-tb"/>
    </style:style>
    <style:style style:name="gr7" style:family="graphic" style:parent-style-name="standard" style:list-style-name="L3">
      <style:graphic-properties draw:stroke="none" draw:fill="solid" draw:fill-color="#dcdbb8" draw:textarea-horizontal-align="justify" draw:textarea-vertical-align="top" draw:auto-grow-height="false" fo:min-height="2.335cm" fo:min-width="3.759cm" fo:padding-top="0.13cm" fo:padding-bottom="0.13cm" fo:padding-left="0.25cm" fo:padding-right="0.25cm" fo:wrap-option="wrap" draw:shadow-color="#808080"/>
      <style:paragraph-properties style:writing-mode="lr-tb"/>
    </style:style>
    <style:style style:name="gr8" style:family="graphic" style:parent-style-name="standard" style:list-style-name="L3">
      <style:graphic-properties draw:stroke="none" draw:fill="solid" draw:fill-color="#dcdbb8" draw:textarea-horizontal-align="justify" draw:textarea-vertical-align="top" draw:auto-grow-height="false" fo:min-height="2.334cm" fo:min-width="4.871cm" fo:padding-top="0.13cm" fo:padding-bottom="0.13cm" fo:padding-left="0.25cm" fo:padding-right="0.25cm" fo:wrap-option="wrap" draw:shadow-color="#808080"/>
      <style:paragraph-properties style:writing-mode="lr-tb"/>
    </style:style>
    <style:style style:name="gr9" style:family="graphic" style:parent-style-name="standard" style:list-style-name="L3">
      <style:graphic-properties draw:stroke="none" draw:fill="solid" draw:fill-color="#dcdbb8" draw:textarea-horizontal-align="justify" draw:textarea-vertical-align="top" draw:auto-grow-height="false" fo:min-height="2.334cm" fo:min-width="4.871cm" fo:padding-top="0.13cm" fo:padding-bottom="0.13cm" fo:padding-left="0.25cm" fo:padding-right="0.25cm" fo:wrap-option="wrap" draw:shadow-color="#808080"/>
      <style:paragraph-properties style:writing-mode="lr-tb"/>
    </style:style>
    <style:style style:name="gr10" style:family="graphic" style:parent-style-name="standard" style:list-style-name="L3">
      <style:graphic-properties draw:stroke="none" draw:fill="solid" draw:fill-color="#dcdbb8" draw:textarea-horizontal-align="justify" draw:textarea-vertical-align="top" draw:auto-grow-height="false" fo:min-height="2.334cm" fo:min-width="5.892cm" fo:padding-top="0.13cm" fo:padding-bottom="0.13cm" fo:padding-left="0.25cm" fo:padding-right="0.25cm" fo:wrap-option="wrap" draw:shadow-color="#808080"/>
      <style:paragraph-properties style:writing-mode="lr-tb"/>
    </style:style>
    <style:style style:name="gr11" style:family="graphic" style:parent-style-name="standard" style:list-style-name="L3">
      <style:graphic-properties draw:stroke="none" draw:fill="solid" draw:fill-color="#dcdbb8" draw:textarea-horizontal-align="justify" draw:textarea-vertical-align="top" draw:auto-grow-height="false" fo:min-height="3.628cm" fo:min-width="6.356cm" fo:padding-top="0.13cm" fo:padding-bottom="0.13cm" fo:padding-left="0.25cm" fo:padding-right="0.25cm" fo:wrap-option="wrap" draw:shadow-color="#808080"/>
      <style:paragraph-properties style:writing-mode="lr-tb"/>
    </style:style>
    <style:style style:name="gr1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652cm" fo:min-width="21.902cm" fo:padding-top="0.13cm" fo:padding-bottom="0.13cm" fo:padding-left="0.25cm" fo:padding-right="0.25cm" fo:wrap-option="wrap" draw:shadow-color="#808080"/>
      <style:paragraph-properties style:writing-mode="lr-tb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8.542cm" fo:min-width="21.901cm" fo:padding-top="0.13cm" fo:padding-bottom="0.13cm" fo:padding-left="0.25cm" fo:padding-right="0.25cm" fo:wrap-option="wrap" draw:shadow-color="#808080"/>
      <style:paragraph-properties style:writing-mode="lr-tb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" style:family="graphic" style:parent-style-name="standard">
      <style:graphic-properties draw:stroke="solid" svg:stroke-width="0.026cm" svg:stroke-color="#000000" svg:stroke-opacity="100%" draw:stroke-linejoin="miter" draw:fill="solid" draw:fill-color="#f6f9d4" draw:textarea-horizontal-align="left" draw:textarea-vertical-align="middle" draw:auto-grow-height="false" fo:min-height="3.541cm" fo:min-width="1.701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232cm" fo:min-width="21.902cm" fo:padding-top="0.13cm" fo:padding-bottom="0.13cm" fo:padding-left="0.25cm" fo:padding-right="0.25cm" fo:wrap-option="wrap" draw:shadow-color="#808080"/>
      <style:paragraph-properties style:writing-mode="lr-tb"/>
    </style:style>
    <style:style style:name="gr19" style:family="graphic" style:parent-style-name="standard">
      <style:graphic-properties draw:stroke="solid" svg:stroke-width="0.026cm" svg:stroke-color="#000000" svg:stroke-opacity="100%" draw:stroke-linejoin="miter" draw:fill="solid" draw:fill-color="#ccffff" draw:opacity="20%" draw:textarea-horizontal-align="left" draw:textarea-vertical-align="middle" draw:auto-grow-height="false" fo:min-height="1.905cm" fo:min-width="21.667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8.233cm" fo:min-width="21.902cm" fo:padding-top="0.13cm" fo:padding-bottom="0.13cm" fo:padding-left="0.25cm" fo:padding-right="0.25cm" fo:wrap-option="wrap" draw:shadow-color="#808080"/>
      <style:paragraph-properties style:writing-mode="lr-tb"/>
    </style:style>
    <style:style style:name="gr23" style:family="graphic" style:parent-style-name="standard">
      <style:graphic-properties draw:stroke="solid" svg:stroke-width="0.026cm" svg:stroke-color="#000000" svg:stroke-opacity="100%" draw:stroke-linejoin="miter" draw:fill="solid" draw:fill-color="#ffffff" draw:textarea-horizontal-align="left" draw:textarea-vertical-align="middle" draw:auto-grow-height="false" fo:min-height="1.543cm" fo:min-width="2.9cm" fo:padding-top="0.13cm" fo:padding-bottom="0.13cm" fo:padding-left="0.25cm" fo:padding-right="0.25cm" fo:wrap-option="no-wrap" draw:shadow-color="#808080"/>
    </style:style>
    <style:style style:name="gr24" style:family="graphic" style:parent-style-name="standard">
      <style:graphic-properties draw:stroke="solid" svg:stroke-width="0.026cm" svg:stroke-color="#000000" svg:stroke-opacity="100%" draw:stroke-linejoin="miter" draw:fill="solid" draw:fill-color="#ccffff" draw:opacity="20%" draw:textarea-horizontal-align="left" draw:textarea-vertical-align="middle" draw:auto-grow-height="false" fo:min-height="7.929cm" fo:min-width="20.715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8" style:family="graphic" style:parent-style-name="standard" style:list-style-name="L5">
      <style:graphic-properties draw:stroke="solid" svg:stroke-width="0.026cm" svg:stroke-color="#000000" svg:stroke-opacity="100%" draw:stroke-linejoin="miter" draw:fill="solid" draw:fill-color="#ffffff" draw:textarea-horizontal-align="justify" draw:textarea-vertical-align="middle" draw:auto-grow-height="false" fo:min-height="1.345cm" fo:min-width="1.899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9.032cm" fo:min-width="21.902cm" fo:padding-top="0.13cm" fo:padding-bottom="0.13cm" fo:padding-left="0.25cm" fo:padding-right="0.25cm" fo:wrap-option="wrap" draw:shadow-color="#808080"/>
      <style:paragraph-properties style:writing-mode="lr-tb"/>
    </style:style>
    <style:style style:name="gr31" style:family="graphic" style:parent-style-name="standard">
      <style:graphic-properties draw:stroke="solid" svg:stroke-width="0.026cm" svg:stroke-color="#000000" svg:stroke-opacity="100%" draw:stroke-linejoin="miter" draw:fill="solid" draw:fill-color="#ccffff" draw:opacity="20%" draw:textarea-horizontal-align="left" draw:textarea-vertical-align="middle" draw:auto-grow-height="false" fo:min-height="8.288cm" fo:min-width="20.977cm" fo:padding-top="0.13cm" fo:padding-bottom="0.13cm" fo:padding-left="0.25cm" fo:padding-right="0.25cm" fo:wrap-option="no-wrap" draw:shadow-color="#808080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9.433cm" fo:min-width="21.902cm" fo:padding-top="0.13cm" fo:padding-bottom="0.13cm" fo:padding-left="0.25cm" fo:padding-right="0.25cm" fo:wrap-option="wrap" draw:shadow-color="#808080"/>
      <style:paragraph-properties style:writing-mode="lr-tb"/>
    </style:style>
    <style:style style:name="gr36" style:family="graphic" style:parent-style-name="standard">
      <style:graphic-properties draw:stroke="solid" svg:stroke-width="0.026cm" svg:stroke-color="#000000" svg:stroke-opacity="100%" draw:stroke-linejoin="miter" draw:fill="solid" draw:fill-color="#f6f9d4" draw:textarea-horizontal-align="left" draw:textarea-vertical-align="middle" draw:auto-grow-height="false" fo:min-height="3.542cm" fo:min-width="1.7cm" fo:padding-top="0.13cm" fo:padding-bottom="0.13cm" fo:padding-left="0.25cm" fo:padding-right="0.25cm" fo:wrap-option="no-wrap" draw:shadow-color="#808080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1" style:family="graphic" style:parent-style-name="standard">
      <style:graphic-properties draw:stroke="solid" svg:stroke-width="0.026cm" svg:stroke-color="#000000" svg:stroke-opacity="100%" draw:stroke-linejoin="miter" draw:fill="solid" draw:fill-color="#ccffff" draw:opacity="20%" draw:textarea-horizontal-align="left" draw:textarea-vertical-align="middle" draw:auto-grow-height="false" fo:min-height="8.404cm" fo:min-width="21.168cm" fo:padding-top="0.13cm" fo:padding-bottom="0.13cm" fo:padding-left="0.25cm" fo:padding-right="0.25cm" fo:wrap-option="no-wrap" draw:shadow-color="#808080"/>
    </style:style>
    <style:style style:name="gr42" style:family="graphic" style:parent-style-name="standard" style:list-style-name="L5">
      <style:graphic-properties draw:stroke="solid" svg:stroke-width="0.026cm" svg:stroke-color="#000000" svg:stroke-opacity="100%" draw:stroke-linejoin="miter" draw:fill="solid" draw:fill-color="#ffffff" draw:textarea-horizontal-align="justify" draw:textarea-vertical-align="middle" draw:auto-grow-height="false" fo:min-height="1.345cm" fo:min-width="1.899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9.631cm" fo:min-width="21.902cm" fo:padding-top="0.13cm" fo:padding-bottom="0.13cm" fo:padding-left="0.25cm" fo:padding-right="0.25cm" fo:wrap-option="wrap" draw:shadow-color="#808080"/>
      <style:paragraph-properties style:writing-mode="lr-tb"/>
    </style:style>
    <style:style style:name="gr44" style:family="graphic" style:parent-style-name="standard">
      <style:graphic-properties draw:stroke="solid" svg:stroke-width="0.026cm" svg:stroke-color="#000000" svg:stroke-opacity="100%" draw:stroke-linejoin="miter" draw:fill="solid" draw:fill-color="#ccffff" draw:opacity="20%" draw:textarea-horizontal-align="left" draw:textarea-vertical-align="middle" draw:auto-grow-height="false" fo:min-height="8.582cm" fo:min-width="21.148cm" fo:padding-top="0.13cm" fo:padding-bottom="0.13cm" fo:padding-left="0.25cm" fo:padding-right="0.25cm" fo:wrap-option="no-wrap" draw:shadow-color="#808080"/>
    </style:style>
    <style:style style:name="gr45" style:family="graphic" style:parent-style-name="standard">
      <style:graphic-properties draw:stroke="solid" svg:stroke-width="0.026cm" svg:stroke-color="#000000" svg:stroke-opacity="100%" draw:stroke-linejoin="miter" draw:fill="solid" draw:fill-color="#f6f9d4" draw:textarea-horizontal-align="left" draw:textarea-vertical-align="middle" draw:auto-grow-height="false" fo:min-height="3.542cm" fo:min-width="1.701cm" fo:padding-top="0.13cm" fo:padding-bottom="0.13cm" fo:padding-left="0.25cm" fo:padding-right="0.25cm" fo:wrap-option="no-wrap" draw:shadow-color="#808080"/>
    </style:style>
    <style:style style:name="gr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0" style:family="graphic" style:parent-style-name="standard" style:list-style-name="L5">
      <style:graphic-properties draw:stroke="solid" svg:stroke-width="0.026cm" svg:stroke-color="#000000" svg:stroke-opacity="100%" draw:stroke-linejoin="miter" draw:fill="solid" draw:fill-color="#ffffff" draw:textarea-horizontal-align="justify" draw:textarea-vertical-align="middle" draw:auto-grow-height="false" fo:min-height="1.345cm" fo:min-width="1.899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433cm" fo:min-width="21.902cm" fo:padding-top="0.13cm" fo:padding-bottom="0.13cm" fo:padding-left="0.25cm" fo:padding-right="0.25cm" fo:wrap-option="wrap" draw:shadow-color="#808080"/>
      <style:paragraph-properties style:writing-mode="lr-tb"/>
    </style:style>
    <style:style style:name="gr53" style:family="graphic" style:parent-style-name="standard">
      <style:graphic-properties draw:stroke="solid" svg:stroke-width="0.026cm" svg:stroke-color="#000000" svg:stroke-opacity="100%" draw:stroke-linejoin="miter" draw:fill="solid" draw:fill-color="#ffffff" draw:textarea-horizontal-align="left" draw:textarea-vertical-align="middle" draw:auto-grow-height="false" fo:min-height="3.541cm" fo:min-width="1.701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9" style:family="graphic" style:parent-style-name="standard">
      <style:graphic-properties draw:stroke="solid" svg:stroke-width="0.026cm" svg:stroke-color="#000000" svg:stroke-opacity="100%" draw:stroke-linejoin="miter" draw:fill="solid" draw:fill-color="#ccffff" draw:opacity="20%" draw:textarea-horizontal-align="left" draw:textarea-vertical-align="middle" draw:auto-grow-height="false" fo:min-height="6.123cm" fo:min-width="21.211cm" fo:padding-top="0.13cm" fo:padding-bottom="0.13cm" fo:padding-left="0.25cm" fo:padding-right="0.25cm" fo:wrap-option="no-wrap" draw:shadow-color="#808080"/>
    </style:style>
    <style:style style:name="gr60" style:family="graphic" style:parent-style-name="standard">
      <style:graphic-properties draw:stroke="solid" svg:stroke-width="0.026cm" svg:stroke-color="#000000" svg:stroke-opacity="100%" draw:stroke-linejoin="miter" draw:fill="solid" draw:fill-color="#ffffff" draw:textarea-horizontal-align="left" draw:textarea-vertical-align="middle" draw:auto-grow-height="false" fo:min-height="1.345cm" fo:min-width="1.899cm" fo:padding-top="0.13cm" fo:padding-bottom="0.13cm" fo:padding-left="0.25cm" fo:padding-right="0.25cm" fo:wrap-option="no-wrap" draw:shadow-color="#808080"/>
    </style:style>
    <style:style style:name="gr61" style:family="graphic" style:parent-style-name="standard">
      <style:graphic-properties draw:stroke="solid" svg:stroke-width="0.026cm" svg:stroke-color="#000000" draw:marker-end="msArrowEnd_20_9" draw:marker-end-width="0.35cm" draw:marker-end-center="false" svg:stroke-opacity="100%" draw:stroke-linejoin="miter" draw:fill="none" draw:fill-color="#ffffff" draw:textarea-horizontal-align="left" draw:textarea-vertical-align="middle" draw:auto-grow-height="false" fo:min-height="3.736cm" fo:min-width="8.721cm" fo:padding-top="0.13cm" fo:padding-bottom="0.13cm" fo:padding-left="0.25cm" fo:padding-right="0.25cm" fo:wrap-option="no-wrap" draw:shadow-color="#808080"/>
    </style:style>
    <style:style style:name="gr6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8.031cm" fo:min-width="21.906cm" fo:padding-top="0.13cm" fo:padding-bottom="0.13cm" fo:padding-left="0.25cm" fo:padding-right="0.25cm" fo:wrap-option="wrap" draw:shadow-color="#808080"/>
      <style:paragraph-properties style:writing-mode="lr-tb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4" style:family="graphic" style:parent-style-name="standard">
      <style:graphic-properties draw:stroke="solid" svg:stroke-width="0.026cm" svg:stroke-color="#000000" svg:stroke-opacity="100%" draw:stroke-linejoin="miter" draw:fill="solid" draw:fill-color="#ffffff" draw:textarea-horizontal-align="left" draw:textarea-vertical-align="middle" draw:auto-grow-height="false" fo:min-height="1.544cm" fo:min-width="2.899cm" fo:padding-top="0.13cm" fo:padding-bottom="0.13cm" fo:padding-left="0.25cm" fo:padding-right="0.25cm" fo:wrap-option="no-wrap" draw:shadow-color="#808080"/>
    </style:style>
    <style:style style:name="gr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8" style:family="graphic" style:parent-style-name="standard">
      <style:graphic-properties draw:stroke="solid" svg:stroke-width="0.026cm" svg:stroke-color="#000000" svg:stroke-opacity="100%" draw:stroke-linejoin="miter" draw:fill="solid" draw:fill-color="#ccffff" draw:opacity="20%" draw:textarea-horizontal-align="left" draw:textarea-vertical-align="middle" draw:auto-grow-height="false" fo:min-height="7.389cm" fo:min-width="21.075cm" fo:padding-top="0.13cm" fo:padding-bottom="0.13cm" fo:padding-left="0.25cm" fo:padding-right="0.25cm" fo:wrap-option="no-wrap" draw:shadow-color="#808080"/>
    </style:style>
    <style:style style:name="gr69" style:family="graphic" style:parent-style-name="standard" style:list-style-name="L5">
      <style:graphic-properties draw:stroke="solid" svg:stroke-width="0.026cm" svg:stroke-color="#000000" svg:stroke-opacity="100%" draw:stroke-linejoin="miter" draw:fill="solid" draw:fill-color="#ffffff" draw:textarea-horizontal-align="justify" draw:textarea-vertical-align="middle" draw:auto-grow-height="false" fo:min-height="1.345cm" fo:min-width="1.899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8.833cm" fo:min-width="22.51cm" fo:padding-top="0.13cm" fo:padding-bottom="0.13cm" fo:padding-left="0.25cm" fo:padding-right="0.25cm" fo:wrap-option="wrap" draw:shadow-color="#808080"/>
      <style:paragraph-properties style:writing-mode="lr-tb"/>
    </style:style>
    <style:style style:name="gr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5" style:family="graphic" style:parent-style-name="standard" style:list-style-name="L5">
      <style:graphic-properties draw:stroke="solid" svg:stroke-width="0.026cm" svg:stroke-color="#000000" svg:stroke-opacity="100%" draw:stroke-linejoin="miter" draw:fill="solid" draw:fill-color="#ffffff" draw:textarea-horizontal-align="justify" draw:textarea-vertical-align="middle" draw:auto-grow-height="false" fo:min-height="1.345cm" fo:min-width="1.899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standard">
      <style:graphic-properties draw:stroke="solid" svg:stroke-width="0.026cm" svg:stroke-color="#000000" svg:stroke-opacity="100%" draw:stroke-linejoin="miter" draw:fill="solid" draw:fill-color="#ccffff" draw:opacity="20%" draw:textarea-horizontal-align="left" draw:textarea-vertical-align="middle" draw:auto-grow-height="false" fo:min-height="8.11cm" fo:min-width="21.398cm" fo:padding-top="0.13cm" fo:padding-bottom="0.13cm" fo:padding-left="0.25cm" fo:padding-right="0.25cm" fo:wrap-option="no-wrap" draw:shadow-color="#808080"/>
    </style:style>
    <style:style style:name="gr77" style:family="graphic" style:parent-style-name="standard" style:list-style-name="L5">
      <style:graphic-properties draw:stroke="solid" svg:stroke-width="0.026cm" svg:stroke-color="#000000" svg:stroke-opacity="100%" draw:stroke-linejoin="miter" draw:fill="solid" draw:fill-color="#ffffff" draw:textarea-horizontal-align="justify" draw:textarea-vertical-align="middle" draw:auto-grow-height="false" fo:min-height="1.345cm" fo:min-width="1.899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>
      <style:graphic-properties draw:stroke="solid" svg:stroke-width="0.026cm" svg:stroke-color="#000000" draw:marker-end="msArrowEnd_20_9" draw:marker-end-width="0.35cm" draw:marker-end-center="false" svg:stroke-opacity="100%" draw:stroke-linejoin="miter" draw:fill="none" draw:fill-color="#ffffff" draw:textarea-horizontal-align="left" draw:textarea-vertical-align="middle" draw:auto-grow-height="false" fo:min-height="3.73cm" fo:min-width="8.72cm" fo:padding-top="0.13cm" fo:padding-bottom="0.13cm" fo:padding-left="0.25cm" fo:padding-right="0.25cm" fo:wrap-option="no-wrap" draw:shadow-color="#808080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23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" style:family="presentation" style:parent-style-name="Standard-notes">
      <style:graphic-properties draw:stroke="none" draw:fill="none" draw:fill-color="#ffffff" draw:textarea-horizontal-align="justify" draw:textarea-vertical-align="middle" fo:min-height="11.43cm" draw:shadow-color="#808080"/>
      <style:paragraph-properties style:writing-mode="lr-tb"/>
    </style:style>
    <style:style style:name="P1" style:family="paragraph">
      <style:paragraph-properties fo:margin-left="0cm" fo:margin-right="0cm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17cm" fo:margin-bottom="0cm" fo:text-align="justify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ffffff"/>
      <style:paragraph-properties style:writing-mode="lr-tb" style:font-independent-line-spacing="true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style:paragraph-properties fo:margin-left="0cm" fo:margin-right="0cm" fo:margin-top="0.617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.61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9" style:family="paragraph">
      <style:paragraph-properties fo:margin-left="0cm" fo:margin-right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10" style:family="paragraph">
      <loext:graphic-properties draw:fill="solid" draw:fill-color="#dcdbb8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11" style:family="paragraph">
      <style:paragraph-properties fo:margin-left="0cm" fo:margin-right="0cm" fo:margin-top="0.282cm" fo:margin-bottom="0cm" fo:line-height="100%" fo:text-align="justify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12" style:family="paragraph">
      <loext:graphic-properties draw:fill="none" draw:fill-color="#ffffff"/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13" style:family="paragraph">
      <style:paragraph-properties fo:margin-left="0cm" fo:margin-right="0cm" fo:margin-top="0.246cm" fo:margin-bottom="0cm" fo:line-height="100%" fo:text-align="justify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14" style:family="paragraph">
      <loext:graphic-properties draw:fill="none" draw:fill-color="#ffffff"/>
      <style:paragraph-properties fo:margin-left="0cm" fo:margin-right="0cm" fo:margin-top="0.246cm" fo:margin-bottom="0cm" fo:line-height="100%" fo:text-align="justify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15" style:family="paragraph">
      <style:paragraph-properties fo:margin-left="0cm" fo:margin-right="0cm" fo:margin-top="0.246cm" fo:margin-bottom="0cm" fo:line-height="100%" fo:text-align="justify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16" style:family="paragraph">
      <loext:graphic-properties draw:fill="none" draw:fill-color="#ffffff"/>
      <style:paragraph-properties fo:margin-left="0cm" fo:margin-right="0cm" fo:margin-top="0.246cm" fo:margin-bottom="0cm" fo:line-height="100%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17" style:family="paragraph">
      <loext:graphic-properties draw:fill="solid" draw:fill-color="#f6f9d4"/>
      <style:paragraph-properties style:writing-mode="lr-tb" style:font-independent-line-spacing="true"/>
    </style:style>
    <style:style style:name="P18" style:family="paragraph">
      <style:paragraph-properties fo:margin-left="1.472cm" fo:margin-right="0cm" fo:margin-top="0.211cm" fo:margin-bottom="0cm" fo:line-height="100%" fo:text-align="justify" fo:text-indent="-1.459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19" style:family="paragraph">
      <loext:graphic-properties draw:fill="none" draw:fill-color="#ffffff"/>
      <style:paragraph-properties fo:margin-left="1.472cm" fo:margin-right="0cm" fo:margin-top="0.211cm" fo:margin-bottom="0cm" fo:line-height="100%" fo:text-align="justify" fo:text-indent="-1.459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20" style:family="paragraph">
      <loext:graphic-properties draw:fill="solid" draw:fill-color="#ccffff" draw:opacity="20%"/>
      <style:paragraph-properties style:writing-mode="lr-tb" style:font-independent-line-spacing="true"/>
    </style:style>
    <style:style style:name="P21" style:family="paragraph">
      <style:paragraph-properties fo:margin-left="0cm" fo:margin-right="0cm" fo:text-indent="0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2" style:family="paragraph">
      <loext:graphic-properties draw:fill="solid" draw:fill-color="#ffffff"/>
      <style:paragraph-properties fo:margin-left="0cm" fo:margin-right="0cm" fo:text-indent="0cm" style:punctuation-wrap="hanging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3" style:family="paragraph">
      <style:paragraph-properties fo:margin-left="1.472cm" fo:margin-right="0cm" fo:margin-top="0.141cm" fo:margin-bottom="0cm" fo:line-height="100%" fo:text-align="justify" fo:text-indent="-1.459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24" style:family="paragraph">
      <loext:graphic-properties draw:fill="none" draw:fill-color="#ffffff"/>
      <style:paragraph-properties fo:margin-left="1.472cm" fo:margin-right="0cm" fo:margin-top="0.141cm" fo:margin-bottom="0cm" fo:line-height="100%" fo:text-align="justify" fo:text-indent="-1.459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25" style:family="paragraph">
      <style:paragraph-properties fo:margin-left="1.472cm" fo:margin-right="0cm" fo:margin-top="0.141cm" fo:margin-bottom="0cm" fo:line-height="98%" fo:text-align="justify" fo:text-indent="-1.459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26" style:family="paragraph">
      <loext:graphic-properties draw:fill="none" draw:fill-color="#ffffff"/>
      <style:paragraph-properties fo:margin-left="1.472cm" fo:margin-right="0cm" fo:margin-top="0.141cm" fo:margin-bottom="0cm" fo:line-height="98%" fo:text-align="justify" fo:text-indent="-1.459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27" style:family="paragraph">
      <style:paragraph-properties fo:margin-left="1.472cm" fo:margin-right="0cm" fo:margin-top="0.176cm" fo:margin-bottom="0cm" fo:line-height="100%" fo:text-align="justify" fo:text-indent="-1.459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28" style:family="paragraph">
      <loext:graphic-properties draw:fill="none" draw:fill-color="#ffffff"/>
      <style:paragraph-properties fo:margin-left="1.472cm" fo:margin-right="0cm" fo:margin-top="0.176cm" fo:margin-bottom="0cm" fo:line-height="100%" fo:text-align="justify" fo:text-indent="-1.459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29" style:family="paragraph">
      <style:paragraph-properties fo:margin-left="1.472cm" fo:margin-right="0cm" fo:margin-top="0.141cm" fo:margin-bottom="0cm" fo:line-height="99%" fo:text-align="justify" fo:text-indent="-1.459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30" style:family="paragraph">
      <loext:graphic-properties draw:fill="none" draw:fill-color="#ffffff"/>
      <style:paragraph-properties fo:margin-left="1.472cm" fo:margin-right="0cm" fo:margin-top="0.141cm" fo:margin-bottom="0cm" fo:line-height="99%" fo:text-align="justify" fo:text-indent="-1.459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T1" style:family="text">
      <style:text-properties fo:language="fr" fo:country="CA" style:language-asian="fr" style:country-asian="CA" style:language-complex="fr" style:country-complex="CA"/>
    </style:style>
    <style:style style:name="T2" style:family="text">
      <style:text-properties fo:font-size="32pt" fo:language="fr" fo:country="CA" style:font-size-asian="32pt" style:language-asian="fr" style:country-asian="CA" style:font-size-complex="32pt" style:language-complex="fr" style:country-complex="CA"/>
    </style:style>
    <style:style style:name="T3" style:family="text">
      <style:text-properties fo:font-size="36pt" fo:language="fr" fo:country="CA" style:font-size-asian="36pt" style:language-asian="fr" style:country-asian="CA" style:font-size-complex="36pt" style:language-complex="fr" style:country-complex="CA"/>
    </style:style>
    <style:style style:name="T4" style:family="text">
      <style:text-properties style:font-name="Arial" fo:font-size="28pt" fo:language="fr" fo:country="CA" style:font-size-asian="28pt" style:language-asian="fr" style:country-asian="CA" style:font-size-complex="28pt" style:language-complex="fr" style:country-complex="CA"/>
    </style:style>
    <style:style style:name="T5" style:family="text">
      <style:text-properties style:font-name="Arial" fo:font-size="32pt" fo:language="fr" fo:country="CA" style:font-size-asian="32pt" style:language-asian="fr" style:country-asian="CA" style:font-size-complex="32pt" style:language-complex="fr" style:country-complex="CA"/>
    </style:style>
    <style:style style:name="T6" style:family="text">
      <style:text-properties style:text-position="30% 58%" style:font-name="Arial" fo:font-size="32pt" fo:language="fr" fo:country="CA" style:font-size-asian="32pt" style:language-asian="fr" style:country-asian="CA" style:font-size-complex="32pt" style:language-complex="fr" style:country-complex="CA"/>
    </style:style>
    <style:style style:name="T7" style:family="text">
      <style:text-properties style:font-name="Arial" fo:font-size="28pt" fo:language="fr" fo:country="CA" fo:font-style="italic" style:font-size-asian="28pt" style:language-asian="fr" style:country-asian="CA" style:font-style-asian="italic" style:font-size-complex="28pt" style:language-complex="fr" style:country-complex="CA" style:font-style-complex="italic"/>
    </style:style>
    <style:style style:name="T8" style:family="text">
      <style:text-properties style:font-name="Arial" fo:font-size="24pt" fo:language="fr" fo:country="CA" style:font-size-asian="24pt" style:language-asian="fr" style:country-asian="CA" style:font-size-complex="24pt" style:language-complex="fr" style:country-complex="CA"/>
    </style:style>
    <style:style style:name="T9" style:family="text">
      <style:text-properties style:font-name="Arial" fo:font-size="20pt" fo:language="fr" fo:country="CA" style:font-size-asian="20pt" style:language-asian="fr" style:country-asian="CA" style:font-size-complex="20pt" style:language-complex="fr" style:country-complex="CA"/>
    </style:style>
    <style:style style:name="T10" style:family="text">
      <style:text-properties style:text-position="30% 58%" fo:language="fr" fo:country="CA" style:language-asian="fr" style:country-asian="CA" style:language-complex="fr" style:country-complex="CA"/>
    </style:style>
    <style:style style:name="T11" style:family="text">
      <style:text-properties style:font-name="Arial" fo:font-size="24pt" fo:language="fr" fo:country="CA" style:font-name-asian="Arial" style:font-size-asian="24pt" style:language-asian="fr" style:country-asian="CA" style:font-name-complex="Arial" style:font-size-complex="24pt" style:language-complex="fr" style:country-complex="CA"/>
    </style:style>
    <style:style style:name="T12" style:family="text">
      <style:text-properties style:font-name="Wingdings" fo:font-size="24pt" fo:language="fr" fo:country="CA" style:font-name-asian="Wingdings" style:font-size-asian="24pt" style:language-asian="fr" style:country-asian="CA" style:font-name-complex="Wingdings" style:font-size-complex="24pt" style:language-complex="fr" style:country-complex="CA"/>
    </style:style>
    <style:style style:name="T13" style:family="text">
      <style:text-properties fo:language="fr" fo:country="FR" style:language-asian="fr" style:country-asian="FR" style:language-complex="fr" style:country-complex="FR"/>
    </style:style>
    <style:style style:name="T14" style:family="text">
      <style:text-properties style:font-name="Arial" fo:font-size="16pt" fo:language="fr" fo:country="CA" style:font-size-asian="16pt" style:language-asian="fr" style:country-asian="CA" style:font-size-complex="16pt" style:language-complex="fr" style:country-complex="CA"/>
    </style:style>
    <style:style style:name="T15" style:family="text">
      <style:text-properties style:text-position="30% 58%" style:font-name="Arial" fo:font-size="16pt" fo:language="fr" fo:country="CA" style:font-size-asian="16pt" style:language-asian="fr" style:country-asian="CA" style:font-size-complex="16pt" style:language-complex="fr" style:country-complex="CA"/>
    </style:style>
    <style:style style:name="T16" style:family="text">
      <style:text-properties style:font-name="Arial" fo:font-size="16pt" fo:language="fr" fo:country="CA" style:font-name-asian="Arial" style:font-size-asian="16pt" style:language-asian="fr" style:country-asian="CA" style:font-name-complex="Arial" style:font-size-complex="16pt" style:language-complex="fr" style:country-complex="CA"/>
    </style:style>
    <text:list-style style:name="L1">
      <text:list-level-style-number text:level="1" style:num-format="">
        <style:list-level-properties/>
        <style:text-properties fo:color="#330033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">
        <style:list-level-properties text:min-label-width="1.459cm"/>
        <style:text-properties style:font-name="Wingdings" fo:color="#b2b2b2" fo:font-size="9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2.401cm" svg:height="3.175cm" svg:x="1.697cm" svg:y="0.771cm" presentation:class="title" presentation:user-transformed="true">
          <draw:text-box>
            <text:list text:style-name="L1">
              <text:list-header>
                <text:p text:style-name="P1"><text:span text:style-name="T1">Qu’est-ce qu’une liste chainée ?</text:span></text:p>
              </text:list-header>
            </text:list>
          </draw:text-box>
        </draw:frame>
        <draw:frame presentation:style-name="pr2" draw:text-style-name="P2" draw:layer="layout" svg:width="22.402cm" svg:height="12.493cm" svg:x="1.693cm" svg:y="4.232cm" presentation:class="outline" presentation:user-transformed="true">
          <draw:text-box>
            <text:list text:style-name="L2">
              <text:list-header>
                <text:p text:style-name="P3"><text:span text:style-name="T2">Une liste chaînée est une structure de </text:span><text:span text:style-name="T2">données à l’intérieur de laquelle les objets </text:span><text:span text:style-name="T2">sont ordonnés de façon linéaire. À la </text:span><text:span text:style-name="T2">différence d’un tableau, où l’ordre linéaire </text:span><text:span text:style-name="T2">est déterminé par les indices du tableau, </text:span><text:span text:style-name="T2">l’ordre dans une liste chaînée est </text:span><text:span text:style-name="T2">déterminé par un pointeur dans chacun </text:span><text:span text:style-name="T2">des objets.</text:span><text:span text:style-name="T3"> </text:span></text:p>
              </text:list-header>
            </text:list>
          </draw:text-box>
        </draw:frame>
        <presentation:notes draw:style-name="dp2">
          <draw:page-thumbnail draw:layer="layout" svg:width="7.144cm" svg:height="9.525cm" svg:x="5.953cm" svg:y="1.931cm" draw:page-number="1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text-style-name="P2" draw:layer="layout" svg:width="22.401cm" svg:height="3.175cm" svg:x="1.697cm" svg:y="0.771cm" presentation:class="title" presentation:user-transformed="true">
          <draw:text-box>
            <text:list text:style-name="L1">
              <text:list-header>
                <text:p text:style-name="P1"><text:span text:style-name="T1">Représentation simpliste d’une liste simplement chaînée</text:span></text:p>
              </text:list-header>
            </text:list>
          </draw:text-box>
        </draw:frame>
        <draw:custom-shape draw:style-name="gr1" draw:text-style-name="P5" draw:layer="layout" svg:width="2.2cm" svg:height="3.801cm" svg:x="3.497cm" svg:y="5.124cm">
          <text:p/>
          <draw:enhanced-geometry svg:viewBox="0 0 21600 21600" draw:type="rectangle" draw:enhanced-path="M 0 0 L 21600 0 21600 21600 0 21600 0 0 Z N"/>
        </draw:custom-shape>
        <draw:line draw:style-name="gr2" draw:text-style-name="P6" draw:layer="layout" svg:x1="3.497cm" svg:y1="6.928cm" svg:x2="5.697cm" svg:y2="6.932cm">
          <text:p/>
        </draw:line>
        <draw:custom-shape draw:style-name="gr3" draw:text-style-name="P5" draw:layer="layout" svg:width="3.4cm" svg:height="1.804cm" svg:x="7.699cm" svg:y="5.124cm">
          <text:p/>
          <draw:enhanced-geometry svg:viewBox="0 0 21600 21600" draw:type="rectangle" draw:enhanced-path="M 0 0 L 21600 0 21600 21600 0 21600 0 0 Z N"/>
        </draw:custom-shape>
        <draw:line draw:style-name="gr2" draw:text-style-name="P6" draw:layer="layout" svg:x1="10.098cm" svg:y1="5.124cm" svg:x2="10.103cm" svg:y2="6.928cm">
          <text:p/>
        </draw:line>
        <draw:custom-shape draw:style-name="gr4" draw:text-style-name="P8" draw:layer="layout" svg:width="1.199cm" svg:height="1.446cm" svg:x="4.097cm" svg:y="7.126cm">
          <text:list text:style-name="L3">
            <text:list-header>
              <text:p text:style-name="P7"><text:span text:style-name="T4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6" draw:layer="layout" svg:x1="4.899cm" svg:y1="6.125cm" svg:x2="7.501cm" svg:y2="6.13cm">
          <text:p/>
        </draw:line>
        <draw:custom-shape draw:style-name="gr3" draw:text-style-name="P5" draw:layer="layout" svg:width="3.4cm" svg:height="1.804cm" svg:x="13.3cm" svg:y="5.124cm">
          <text:p/>
          <draw:enhanced-geometry svg:viewBox="0 0 21600 21600" draw:type="rectangle" draw:enhanced-path="M 0 0 L 21600 0 21600 21600 0 21600 0 0 Z N"/>
        </draw:custom-shape>
        <draw:line draw:style-name="gr2" draw:text-style-name="P6" draw:layer="layout" svg:x1="15.699cm" svg:y1="5.124cm" svg:x2="15.703cm" svg:y2="6.928cm">
          <text:p/>
        </draw:line>
        <draw:line draw:style-name="gr5" draw:text-style-name="P6" draw:layer="layout" svg:x1="10.5cm" svg:y1="6.125cm" svg:x2="13.101cm" svg:y2="6.13cm">
          <text:p/>
        </draw:line>
        <draw:custom-shape draw:style-name="gr3" draw:text-style-name="P5" draw:layer="layout" svg:width="3.4cm" svg:height="1.804cm" svg:x="18.9cm" svg:y="5.124cm">
          <text:p/>
          <draw:enhanced-geometry svg:viewBox="0 0 21600 21600" draw:type="rectangle" draw:enhanced-path="M 0 0 L 21600 0 21600 21600 0 21600 0 0 Z N"/>
        </draw:custom-shape>
        <draw:line draw:style-name="gr2" draw:text-style-name="P6" draw:layer="layout" svg:x1="21.299cm" svg:y1="5.124cm" svg:x2="21.303cm" svg:y2="6.928cm">
          <text:p/>
        </draw:line>
        <draw:line draw:style-name="gr5" draw:text-style-name="P6" draw:layer="layout" svg:x1="16.1cm" svg:y1="6.125cm" svg:x2="18.702cm" svg:y2="6.13cm">
          <text:p/>
        </draw:line>
        <draw:line draw:style-name="gr2" draw:text-style-name="P6" draw:layer="layout" svg:x1="21.299cm" svg:y1="6.941cm" svg:x2="22.3cm" svg:y2="5.111cm">
          <text:p/>
        </draw:line>
        <draw:line draw:style-name="gr2" draw:text-style-name="P6" draw:layer="layout" svg:x1="21.299cm" svg:y1="5.124cm" svg:x2="22.3cm" svg:y2="6.928cm">
          <text:p/>
        </draw:line>
        <draw:custom-shape draw:style-name="gr6" draw:text-style-name="P10" xml:id="id3" draw:id="id3" draw:layer="layout" svg:width="5.799cm" svg:height="2.8cm" svg:x="12.1cm" svg:y="8.123cm">
          <text:list text:style-name="L3">
            <text:list-header>
              <text:p text:style-name="P9"><text:span text:style-name="T4">Maillon (ou nœud)</text:span></text:p>
            </text:list-header>
          </text:list>
          <draw:enhanced-geometry svg:viewBox="0 0 21600 21600" draw:text-areas="800 800 20800 20800" draw:type="round-rectangular-callout" draw:modifiers="-2923 -86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xml:id="id1" draw:id="id1" draw:layer="layout" svg:width="4.599cm" svg:height="2.801cm" svg:x="2.699cm" svg:y="9.723cm">
          <text:list text:style-name="L3">
            <text:list-header>
              <text:p text:style-name="P9"><text:span text:style-name="T4">Tête de liste</text:span></text:p>
            </text:list-header>
          </text:list>
          <draw:enhanced-geometry svg:viewBox="0 0 21600 21600" draw:text-areas="800 800 20800 20800" draw:type="round-rectangular-callout" draw:modifiers="5799 -466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xml:id="id4" draw:id="id4" draw:layer="layout" svg:width="5.799cm" svg:height="2.8cm" svg:x="12.1cm" svg:y="8.123cm">
          <text:list text:style-name="L3">
            <text:list-header>
              <text:p text:style-name="P9"><text:span text:style-name="T4">Maillon (ou nœud)</text:span></text:p>
            </text:list-header>
          </text:list>
          <draw:enhanced-geometry svg:viewBox="0 0 21600 21600" draw:text-areas="800 800 20800 20800" draw:type="round-rectangular-callout" draw:modifiers="10948 -86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0" xml:id="id2" draw:id="id2" draw:layer="layout" svg:width="5.799cm" svg:height="2.8cm" svg:x="12.1cm" svg:y="8.123cm">
          <text:list text:style-name="L3">
            <text:list-header>
              <text:p text:style-name="P9"><text:span text:style-name="T4">Maillon (ou nœud)</text:span></text:p>
            </text:list-header>
          </text:list>
          <draw:enhanced-geometry svg:viewBox="0 0 21600 21600" draw:text-areas="800 800 20800 20800" draw:type="round-rectangular-callout" draw:modifiers="29567 -71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0" xml:id="id5" draw:id="id5" draw:layer="layout" svg:width="6.902cm" svg:height="2.8cm" svg:x="7.699cm" svg:y="14.199cm">
          <text:list text:style-name="L3">
            <text:list-header>
              <text:p text:style-name="P9"><text:span text:style-name="T4">Pointeur vers un nœud</text:span></text:p>
            </text:list-header>
          </text:list>
          <draw:enhanced-geometry svg:viewBox="0 0 21600 21600" draw:text-areas="800 800 20800 20800" draw:type="round-rectangular-callout" draw:modifiers="9138 -547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0" xml:id="id6" draw:id="id6" draw:layer="layout" svg:width="7.404cm" svg:height="4.198cm" svg:x="16.201cm" svg:y="14.001cm">
          <text:list text:style-name="L3">
            <text:list-header>
              <text:p text:style-name="P9"><text:span text:style-name="T4">Données (toutes de même type)</text:span></text:p>
            </text:list-header>
          </text:list>
          <draw:enhanced-geometry svg:viewBox="0 0 21600 21600" draw:text-areas="800 800 20800 20800" draw:type="round-rectangular-callout" draw:modifiers="12049 -369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7.144cm" svg:height="9.525cm" svg:x="5.953cm" svg:y="1.931cm" draw:page-number="2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text-style-name="P2" draw:layer="layout" svg:width="22.401cm" svg:height="3.175cm" svg:x="1.697cm" svg:y="0.771cm" presentation:class="title" presentation:user-transformed="true">
          <draw:text-box>
            <text:list text:style-name="L1">
              <text:list-header>
                <text:p text:style-name="P1"><text:span text:style-name="T1">Caractéristiques d’une liste simplement chaînée</text:span></text:p>
              </text:list-header>
            </text:list>
          </draw:text-box>
        </draw:frame>
        <draw:custom-shape draw:style-name="gr12" draw:text-style-name="P12" draw:layer="layout" svg:width="22.402cm" svg:height="12.912cm" svg:x="1.693cm" svg:y="4.233cm">
          <text:list text:style-name="L4">
            <text:list-item>
              <text:p text:style-name="P11"><text:span text:style-name="T5">Pour consulter le i</text:span><text:span text:style-name="T6">ème</text:span><text:span text:style-name="T5"> élément, il faut consulter les i-1 premiers éléments.</text:span></text:p>
            </text:list-item>
            <text:list-item>
              <text:p text:style-name="P11"><text:span text:style-name="T5">L’ajout ou le retrait d’un nœud dans la liste ne nécessite le déplacement d’aucune donnée en mémoire.</text:span></text:p>
            </text:list-item>
            <text:list-item>
              <text:p text:style-name="P11"><text:span text:style-name="T5">Les données n’ont pas besoin d’être (et ne sont probablement pas) contigües en mémoire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7.144cm" svg:height="9.525cm" svg:x="5.953cm" svg:y="1.931cm" draw:page-number="3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text-style-name="P2" draw:layer="layout" svg:width="22.401cm" svg:height="3.175cm" svg:x="1.697cm" svg:y="0.771cm" presentation:class="title" presentation:user-transformed="true">
          <draw:text-box>
            <text:list text:style-name="L1">
              <text:list-header>
                <text:p text:style-name="P1"><text:span text:style-name="T1">Les services à offrir dans une liste chaînée</text:span></text:p>
              </text:list-header>
            </text:list>
          </draw:text-box>
        </draw:frame>
        <draw:custom-shape draw:style-name="gr13" draw:text-style-name="P14" draw:layer="layout" svg:width="22.401cm" svg:height="8.802cm" svg:x="1.698cm" svg:y="6.923cm">
          <text:list text:style-name="L4">
            <text:list-item>
              <text:p text:style-name="P13"><text:span text:style-name="T4">Création</text:span></text:p>
            </text:list-item>
            <text:list-item>
              <text:p text:style-name="P13"><text:span text:style-name="T4">Consultation (au début, à la fin et ailleurs)</text:span></text:p>
            </text:list-item>
            <text:list-item>
              <text:p text:style-name="P13"><text:span text:style-name="T4">Ajout (au début, à la fin et ailleurs)</text:span></text:p>
            </text:list-item>
            <text:list-item>
              <text:p text:style-name="P13"><text:span text:style-name="T4">Retrait (au début, à la fin et ailleurs)</text:span></text:p>
            </text:list-item>
            <text:list-item>
              <text:p text:style-name="P13"><text:span text:style-name="T4">Consultation de la longueu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2.401cm" svg:height="2.631cm" svg:x="1.698cm" svg:y="4.123cm">
          <text:list text:style-name="L2">
            <text:list-header>
              <text:p text:style-name="P15"><text:span text:style-name="T4">Une liste chaînée devrait minimalement offrir les fonctionnalités suivantes 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7.144cm" svg:height="9.525cm" svg:x="5.953cm" svg:y="1.931cm" draw:page-number="4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text-style-name="P2" draw:layer="layout" svg:width="22.401cm" svg:height="3.175cm" svg:x="1.697cm" svg:y="0.771cm" presentation:class="title" presentation:user-transformed="true">
          <draw:text-box>
            <text:list text:style-name="L1">
              <text:list-header>
                <text:p text:style-name="P1"><text:span text:style-name="T1">Fonctionnement des différents services</text:span></text:p>
              </text:list-header>
            </text:list>
          </draw:text-box>
        </draw:frame>
        <draw:custom-shape draw:style-name="gr15" draw:text-style-name="P16" draw:layer="layout" svg:width="22.401cm" svg:height="9.987cm" svg:x="1.698cm" svg:y="4.123cm">
          <text:list text:style-name="L2">
            <text:list-header>
              <text:p text:style-name="P15"><text:span text:style-name="T4">Les diapositives qui suivent illustrent le fonctionnement des différents services d’une liste simplement chaînée.</text:span></text:p>
              <text:p text:style-name="P15"><text:span text:style-name="T4">Il existe plusieurs façon d’implanter une liste. Celle qui a été choisie pose que le premier nœud possède l’indice 0 et que le dernier nœud possède l’indice </text:span><text:span text:style-name="T7">n</text:span><text:span text:style-name="T4"> – 1 où </text:span><text:span text:style-name="T7">n</text:span><text:span text:style-name="T4"> est le nombre de nœuds de la liste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7.144cm" svg:height="9.525cm" svg:x="5.953cm" svg:y="1.931cm" draw:page-number="5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custom-shape draw:style-name="gr16" draw:text-style-name="P17" draw:layer="layout" svg:width="2.201cm" svg:height="3.801cm" svg:x="3.298cm" svg:y="7.7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xml:id="id9" draw:id="id9" draw:layer="layout" svg:width="1.2cm" svg:height="1.446cm" svg:x="3.898cm" svg:y="9.728cm">
          <text:list text:style-name="L3">
            <text:list-header>
              <text:p text:style-name="P7"><text:span text:style-name="T4">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2.401cm" svg:height="3.175cm" svg:x="1.697cm" svg:y="0.771cm" presentation:class="title" presentation:user-transformed="true">
          <draw:text-box>
            <text:list text:style-name="L1">
              <text:list-header>
                <text:p text:style-name="P1"><text:span text:style-name="T1">Création de la liste</text:span></text:p>
              </text:list-header>
            </text:list>
          </draw:text-box>
        </draw:frame>
        <draw:custom-shape draw:style-name="gr18" draw:text-style-name="P19" draw:layer="layout" svg:width="22.402cm" svg:height="2.492cm" svg:x="1.693cm" svg:y="4.233cm">
          <text:list text:style-name="L2">
            <text:list-header>
              <text:p text:style-name="P18"><text:span text:style-name="T8">On fait pointer la tête vers NULL.</text:span></text:p>
              <text:p text:style-name="P18"><text:span text:style-name="T8">On initialise le nombre de nœuds à 0.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" draw:text-style-name="P6" draw:layer="layout" svg:x1="3.298cm" svg:y1="9.529cm" svg:x2="5.499cm" svg:y2="9.534cm">
          <text:p/>
        </draw:line>
        <draw:custom-shape draw:style-name="gr19" draw:text-style-name="P20" xml:id="id7" draw:id="id7" draw:layer="layout" svg:width="22.401cm" svg:height="2.399cm" svg:x="1.698cm" svg:y="4.3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8" xml:id="id8" draw:id="id8" draw:layer="layout" svg:width="3.303cm" svg:height="1.108cm" svg:x="3.197cm" svg:y="7.721cm">
          <text:list text:style-name="L3">
            <text:list-header>
              <text:p text:style-name="P7"><text:span text:style-name="T9">NULL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peek-in" presentation:preset-sub-type="from-top">
                  <anim:set smil:begin="0s" smil:dur="0.001s" smil:fill="hold" smil:targetElement="id7" smil:attributeName="visibility" smil:to="visible"/>
                  <anim:transitionFilter smil:dur="0.5s" smil:targetElement="id7" smil:type="slideWipe" smil:subtype="fromTop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peek-out" presentation:preset-sub-type="from-bottom">
                  <anim:transitionFilter smil:dur="0.5s" smil:targetElement="id7" smil:type="slideWipe" smil:subtype="fromBottom" smil:mode="out"/>
                  <anim:set smil:begin="0.499s" smil:dur="0.001s" smil:fill="hold" smil:targetElement="id7" smil:attributeName="visibility" smil:to="hidden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xit" presentation:preset-id="ooo-exit-fade-out-and-zoom">
                  <anim:animate smil:dur="0.5s" smil:targetElement="id8" smil:attributeName="width" smil:values="width;0" smil:keyTimes="0;1"/>
                  <anim:animate smil:dur="0.5s" smil:targetElement="id8" smil:attributeName="height" smil:values="height;0" smil:keyTimes="0;1"/>
                  <anim:transitionFilter smil:dur="0.5s" smil:targetElement="id8" smil:type="fade" smil:subtype="crossfade" smil:mode="out"/>
                  <anim:set smil:begin="0.499s" smil:dur="0.001s" smil:fill="hold" smil:targetElement="id8" smil:attributeName="visibility" smil:to="hidden"/>
                </anim:par>
              </anim:par>
              <anim:par smil:begin="1s" smil:dur="indefinite" smil:fill="hold">
                <anim:par smil:begin="0s" smil:dur="indefinite" smil:fill="hold" presentation:node-type="after-previous" presentation:preset-class="entrance" presentation:preset-id="ooo-entrance-fade-in-and-zoom">
                  <anim:set smil:begin="0s" smil:dur="0.001s" smil:fill="hold" smil:targetElement="id9" smil:attributeName="visibility" smil:to="visible"/>
                  <anim:animate smil:dur="0.5s" smil:fill="hold" smil:targetElement="id9" smil:attributeName="width" smil:values="0;width" smil:keyTimes="0;1"/>
                  <anim:animate smil:dur="0.5s" smil:fill="hold" smil:targetElement="id9" smil:attributeName="height" smil:values="0;height" smil:keyTimes="0;1"/>
                  <anim:transitionFilter smil:dur="0.5s" smil:targetElement="id9" smil:type="fade" smil:subtype="crossfade"/>
                </anim:par>
              </anim:par>
            </anim:par>
          </anim:seq>
        </anim:par>
        <presentation:notes draw:style-name="dp2">
          <draw:page-thumbnail draw:layer="layout" svg:width="7.144cm" svg:height="9.525cm" svg:x="5.953cm" svg:y="1.931cm" draw:page-number="6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custom-shape draw:style-name="gr16" draw:text-style-name="P17" draw:layer="layout" svg:width="2.201cm" svg:height="3.801cm" svg:x="3.298cm" svg:y="13.9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1.2cm" svg:height="1.446cm" svg:x="3.898cm" svg:y="15.928cm">
          <text:list text:style-name="L3">
            <text:list-header>
              <text:p text:style-name="P7"><text:span text:style-name="T4">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2.401cm" svg:height="3.175cm" svg:x="1.697cm" svg:y="0.771cm" presentation:class="title" presentation:user-transformed="true">
          <draw:text-box>
            <text:list text:style-name="L1">
              <text:list-header>
                <text:p text:style-name="P1"><text:span text:style-name="T1">Consultation du i</text:span><text:span text:style-name="T10">ème</text:span><text:span text:style-name="T1"> élément</text:span></text:p>
              </text:list-header>
            </text:list>
          </draw:text-box>
        </draw:frame>
        <draw:custom-shape draw:style-name="gr22" draw:text-style-name="P19" draw:layer="layout" svg:width="22.402cm" svg:height="8.493cm" svg:x="1.693cm" svg:y="4.233cm">
          <text:list text:style-name="L2">
            <text:list-header>
              <text:p text:style-name="P18"><text:span text:style-name="T8">SI i </text:span><text:span text:style-name="T11">≥</text:span><text:span text:style-name="T8"> 0 et i &lt; nombre de nœuds de la liste ALORS</text:span></text:p>
              <text:p text:style-name="P18"><text:span text:style-name="T8"><text:tab/></text:span><text:span text:style-name="T8">On fait pointer un pointeur sur le premier nœud.</text:span></text:p>
              <text:p text:style-name="P18"><text:span text:style-name="T8"><text:tab/></text:span><text:span text:style-name="T8">TANT QUE i &gt; 0 BOUCLE</text:span></text:p>
              <text:p text:style-name="P18"><text:span text:style-name="T8"><text:tab/></text:span><text:span text:style-name="T8"><text:tab/></text:span><text:span text:style-name="T8">Faire pointer le pointeur vers le prochain nœud.</text:span></text:p>
              <text:p text:style-name="P18"><text:span text:style-name="T8"><text:tab/></text:span><text:span text:style-name="T8"><text:tab/></text:span><text:span text:style-name="T8">i </text:span><text:span text:style-name="T12"></text:span><text:span text:style-name="T8"> i - 1</text:span></text:p>
              <text:p text:style-name="P18"><text:span text:style-name="T8"><text:tab/></text:span><text:span text:style-name="T8">FIN TANT QUE</text:span></text:p>
              <text:p text:style-name="P18"><text:span text:style-name="T8">FINSI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" draw:text-style-name="P6" draw:layer="layout" svg:x1="3.298cm" svg:y1="15.729cm" svg:x2="5.499cm" svg:y2="15.734cm">
          <text:p/>
        </draw:line>
        <draw:custom-shape draw:style-name="gr23" draw:text-style-name="P5" draw:layer="layout" svg:width="3.4cm" svg:height="1.803cm" svg:x="7.501cm" svg:y="13.926cm">
          <text:p/>
          <draw:enhanced-geometry svg:viewBox="0 0 21600 21600" draw:type="rectangle" draw:enhanced-path="M 0 0 L 21600 0 21600 21600 0 21600 0 0 Z N"/>
        </draw:custom-shape>
        <draw:line draw:style-name="gr2" draw:text-style-name="P6" draw:layer="layout" svg:x1="9.9cm" svg:y1="13.926cm" svg:x2="9.904cm" svg:y2="15.729cm">
          <text:p/>
        </draw:line>
        <draw:line draw:style-name="gr5" draw:text-style-name="P6" draw:layer="layout" svg:x1="4.701cm" svg:y1="14.927cm" svg:x2="7.303cm" svg:y2="14.931cm">
          <text:p/>
        </draw:line>
        <draw:custom-shape draw:style-name="gr23" draw:text-style-name="P5" draw:layer="layout" svg:width="3.4cm" svg:height="1.803cm" svg:x="13.101cm" svg:y="13.926cm">
          <text:p/>
          <draw:enhanced-geometry svg:viewBox="0 0 21600 21600" draw:type="rectangle" draw:enhanced-path="M 0 0 L 21600 0 21600 21600 0 21600 0 0 Z N"/>
        </draw:custom-shape>
        <draw:line draw:style-name="gr2" draw:text-style-name="P6" draw:layer="layout" svg:x1="15.5cm" svg:y1="13.926cm" svg:x2="15.505cm" svg:y2="15.729cm">
          <text:p/>
        </draw:line>
        <draw:line draw:style-name="gr5" draw:text-style-name="P6" draw:layer="layout" svg:x1="10.301cm" svg:y1="14.927cm" svg:x2="12.903cm" svg:y2="14.931cm">
          <text:p/>
        </draw:line>
        <draw:custom-shape draw:style-name="gr24" draw:text-style-name="P20" xml:id="id10" draw:id="id10" draw:layer="layout" svg:width="22.101cm" svg:height="9.075cm" svg:x="1.698cm" svg:y="4.3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8" draw:layer="layout" svg:width="1.799cm" svg:height="1.446cm" svg:x="7.898cm" svg:y="14.124cm">
          <text:list text:style-name="L3">
            <text:list-header>
              <text:p text:style-name="P7"><text:span text:style-name="T4">2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8" draw:layer="layout" svg:width="1.799cm" svg:height="1.446cm" svg:x="13.498cm" svg:y="14.124cm">
          <text:list text:style-name="L3">
            <text:list-header>
              <text:p text:style-name="P7"><text:span text:style-name="T4">3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5" draw:layer="layout" svg:width="3.4cm" svg:height="1.803cm" svg:x="18.702cm" svg:y="13.926cm">
          <text:p/>
          <draw:enhanced-geometry svg:viewBox="0 0 21600 21600" draw:type="rectangle" draw:enhanced-path="M 0 0 L 21600 0 21600 21600 0 21600 0 0 Z N"/>
        </draw:custom-shape>
        <draw:line draw:style-name="gr2" draw:text-style-name="P6" draw:layer="layout" svg:x1="21.101cm" svg:y1="13.926cm" svg:x2="21.105cm" svg:y2="15.729cm">
          <text:p/>
        </draw:line>
        <draw:line draw:style-name="gr5" draw:text-style-name="P6" draw:layer="layout" svg:x1="15.901cm" svg:y1="14.927cm" svg:x2="18.503cm" svg:y2="14.931cm">
          <text:p/>
        </draw:line>
        <draw:custom-shape draw:style-name="gr27" draw:text-style-name="P8" draw:layer="layout" svg:width="1.799cm" svg:height="1.446cm" svg:x="19.099cm" svg:y="14.124cm">
          <text:list text:style-name="L3">
            <text:list-header>
              <text:p text:style-name="P7"><text:span text:style-name="T4">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22" xml:id="id11" draw:id="id11" draw:layer="layout" svg:width="2.399cm" svg:height="1.605cm" svg:x="7.501cm" svg:y="16.925cm">
          <text:list text:style-name="L5">
            <text:list-header>
              <text:p text:style-name="P21"><text:span text:style-name="T13">p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5" draw:text-style-name="P6" xml:id="id12" draw:id="id12" draw:layer="layout" svg:x1="8.7cm" svg:y1="17.739cm" svg:x2="8.705cm" svg:y2="15.914cm">
          <text:p/>
        </draw:line>
        <draw:line draw:style-name="gr5" draw:text-style-name="P6" xml:id="id13" draw:id="id13" draw:layer="layout" svg:x1="8.7cm" svg:y1="17.739cm" svg:x2="12.7cm" svg:y2="15.512cm">
          <text:p/>
        </draw:line>
        <draw:line draw:style-name="gr5" draw:text-style-name="P6" xml:id="id14" draw:id="id14" draw:layer="layout" svg:x1="8.7cm" svg:y1="17.74cm" svg:x2="18.499cm" svg:y2="15.712cm">
          <text:p/>
        </draw:line>
        <draw:line draw:style-name="gr2" draw:text-style-name="P6" draw:layer="layout" svg:x1="21.101cm" svg:y1="13.926cm" svg:x2="22.102cm" svg:y2="15.725cm">
          <text:p/>
        </draw:line>
        <draw:line draw:style-name="gr2" draw:text-style-name="P6" draw:layer="layout" svg:x1="21.101cm" svg:y1="15.737cm" svg:x2="22.102cm" svg:y2="13.912cm">
          <text:p/>
        </draw:lin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peek-in" presentation:preset-sub-type="from-top">
                  <anim:set smil:begin="0s" smil:dur="0.001s" smil:fill="hold" smil:targetElement="id10" smil:attributeName="visibility" smil:to="visible"/>
                  <anim:transitionFilter smil:dur="0.5s" smil:targetElement="id10" smil:type="slideWipe" smil:subtype="fromTop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peek-out" presentation:preset-sub-type="from-bottom">
                  <anim:transitionFilter smil:dur="0.5s" smil:targetElement="id10" smil:type="slideWipe" smil:subtype="fromBottom" smil:mode="out"/>
                  <anim:set smil:begin="0.499s" smil:dur="0.001s" smil:fill="hold" smil:targetElement="id10" smil:attributeName="visibility" smil:to="hidden"/>
                </anim:par>
              </anim:par>
              <anim:par smil:begin="0.5s" smil:dur="indefinite" smil:fill="hold">
                <anim:par smil:begin="0s" smil:dur="indefinite" smil:fill="hold" smil:accelerate="1" smil:repeatCount="1" presentation:node-type="after-previous" presentation:preset-class="entrance" presentation:preset-id="ooo-entrance-fold">
                  <anim:set smil:begin="0s" smil:dur="0.001s" smil:fill="hold" smil:targetElement="id11" smil:attributeName="visibility" smil:to="visible"/>
                  <anim:animate smil:dur="1s" smil:fill="hold" smil:targetElement="id11" smil:attributeName="width" smil:values="width*2.5;width" smil:keyTimes="0;1"/>
                  <anim:animate smil:dur="1s" smil:fill="hold" smil:targetElement="id11" smil:attributeName="height" smil:values="height*0.01;height" smil:keyTimes="0;1"/>
                  <anim:animate smil:dur="1s" smil:fill="hold" smil:targetElement="id11" smil:attributeName="x" smil:values="x;x" smil:keyTimes="0;1"/>
                  <anim:animate smil:dur="1s" smil:fill="hold" smil:targetElement="id11" smil:attributeName="y" smil:values="height+1;y" smil:keyTimes="0;1"/>
                  <anim:transitionFilter smil:dur="1s" smil:targetElement="id11" smil:type="fade" smil:subtype="crossfade"/>
                </anim:par>
              </anim:par>
              <anim:par smil:begin="1.5s" smil:dur="indefinite" smil:fill="hold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12" smil:attributeName="visibility" smil:to="visible"/>
                  <anim:transitionFilter smil:dur="2s" smil:targetElement="id12" smil:type="barWipe" smil:subtype="topToBottom" smil:direction="reverse"/>
                </anim:par>
              </anim:par>
              <anim:par smil:begin="3.5s" smil:dur="indefinite" smil:fill="hold">
                <anim:par smil:begin="0s" smil:dur="indefinite" smil:fill="hold" presentation:node-type="after-previous" presentation:preset-class="exit" presentation:preset-id="ooo-exit-wipe" presentation:preset-sub-type="from-top">
                  <anim:transitionFilter smil:dur="2s" smil:targetElement="id12" smil:type="barWipe" smil:subtype="topToBottom" smil:mode="out"/>
                  <anim:set smil:begin="1.999s" smil:dur="0.001s" smil:fill="hold" smil:targetElement="id12" smil:attributeName="visibility" smil:to="hidden"/>
                </anim:par>
              </anim:par>
              <anim:par smil:begin="5.5s" smil:dur="indefinite" smil:fill="hold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13" smil:attributeName="visibility" smil:to="visible"/>
                  <anim:transitionFilter smil:dur="2s" smil:targetElement="id13" smil:type="barWipe" smil:subtype="topToBottom" smil:direction="reverse"/>
                </anim:par>
              </anim:par>
              <anim:par smil:begin="7.5s" smil:dur="indefinite" smil:fill="hold">
                <anim:par smil:begin="0s" smil:dur="indefinite" smil:fill="hold" presentation:node-type="after-previous" presentation:preset-class="exit" presentation:preset-id="ooo-exit-wipe" presentation:preset-sub-type="from-right">
                  <anim:transitionFilter smil:dur="2s" smil:targetElement="id13" smil:type="barWipe" smil:subtype="leftToRight" smil:mode="out" smil:direction="reverse"/>
                  <anim:set smil:begin="1.999s" smil:dur="0.001s" smil:fill="hold" smil:targetElement="id13" smil:attributeName="visibility" smil:to="hidden"/>
                </anim:par>
              </anim:par>
              <anim:par smil:begin="9.5s" smil:dur="indefinite" smil:fill="hold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4" smil:attributeName="visibility" smil:to="visible"/>
                  <anim:transitionFilter smil:dur="2s" smil:targetElement="id14" smil:type="barWipe" smil:subtype="leftToRight"/>
                </anim:par>
              </anim:par>
            </anim:par>
          </anim:seq>
        </anim:par>
        <presentation:notes draw:style-name="dp2">
          <draw:page-thumbnail draw:layer="layout" svg:width="7.144cm" svg:height="9.525cm" svg:x="5.953cm" svg:y="1.931cm" draw:page-number="7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custom-shape draw:style-name="gr16" draw:text-style-name="P17" draw:layer="layout" svg:width="2.201cm" svg:height="3.801cm" svg:x="3.298cm" svg:y="13.92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8" xml:id="id22" draw:id="id22" draw:layer="layout" svg:width="1.2cm" svg:height="1.446cm" svg:x="3.898cm" svg:y="15.928cm">
          <text:list text:style-name="L3">
            <text:list-header>
              <text:p text:style-name="P7"><text:span text:style-name="T4">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2.401cm" svg:height="3.175cm" svg:x="1.697cm" svg:y="0.771cm" presentation:class="title" presentation:user-transformed="true">
          <draw:text-box>
            <text:list text:style-name="L1">
              <text:list-header>
                <text:p text:style-name="P1"><text:span text:style-name="T1">Ajout au début de la liste</text:span></text:p>
              </text:list-header>
            </text:list>
          </draw:text-box>
        </draw:frame>
        <draw:custom-shape draw:style-name="gr30" draw:text-style-name="P19" draw:layer="layout" svg:width="22.402cm" svg:height="9.292cm" svg:x="1.693cm" svg:y="4.233cm">
          <text:list text:style-name="L2">
            <text:list-header>
              <text:p text:style-name="P18"><text:span text:style-name="T8">On tente de créer un nouveau nœud.</text:span></text:p>
              <text:p text:style-name="P18"><text:span text:style-name="T8">SI la création fut un succès ALORS</text:span></text:p>
              <text:p text:style-name="P18"><text:span text:style-name="T8"><text:tab/></text:span><text:span text:style-name="T8">On fait pointer le nouveau nœud vers le premier élément de la liste (NULL si celle-ci est vide).</text:span></text:p>
              <text:p text:style-name="P18"><text:span text:style-name="T8"><text:tab/></text:span><text:span text:style-name="T8">On initialise le nœud.</text:span></text:p>
              <text:p text:style-name="P18"><text:span text:style-name="T8"><text:tab/></text:span><text:span text:style-name="T8">On fait pointer la tête de liste sur le nouveau nœud.</text:span></text:p>
              <text:p text:style-name="P18"><text:span text:style-name="T8"><text:tab/></text:span><text:span text:style-name="T8">On incrémente le nombre de nœuds.</text:span></text:p>
              <text:p text:style-name="P18"><text:span text:style-name="T8">FINSI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" draw:text-style-name="P6" draw:layer="layout" svg:x1="3.298cm" svg:y1="15.729cm" svg:x2="5.499cm" svg:y2="15.734cm">
          <text:p/>
        </draw:line>
        <draw:custom-shape draw:style-name="gr23" draw:text-style-name="P5" draw:layer="layout" svg:width="3.4cm" svg:height="1.803cm" svg:x="7.501cm" svg:y="13.926cm">
          <text:p/>
          <draw:enhanced-geometry svg:viewBox="0 0 21600 21600" draw:type="rectangle" draw:enhanced-path="M 0 0 L 21600 0 21600 21600 0 21600 0 0 Z N"/>
        </draw:custom-shape>
        <draw:line draw:style-name="gr2" draw:text-style-name="P6" draw:layer="layout" svg:x1="9.9cm" svg:y1="13.926cm" svg:x2="9.904cm" svg:y2="15.729cm">
          <text:p/>
        </draw:line>
        <draw:line draw:style-name="gr5" draw:text-style-name="P6" xml:id="id20" draw:id="id20" draw:layer="layout" svg:x1="4.701cm" svg:y1="14.927cm" svg:x2="7.303cm" svg:y2="14.931cm">
          <text:p/>
        </draw:line>
        <draw:custom-shape draw:style-name="gr23" draw:text-style-name="P5" draw:layer="layout" svg:width="3.4cm" svg:height="1.803cm" svg:x="13.101cm" svg:y="13.926cm">
          <text:p/>
          <draw:enhanced-geometry svg:viewBox="0 0 21600 21600" draw:type="rectangle" draw:enhanced-path="M 0 0 L 21600 0 21600 21600 0 21600 0 0 Z N"/>
        </draw:custom-shape>
        <draw:line draw:style-name="gr2" draw:text-style-name="P6" draw:layer="layout" svg:x1="15.5cm" svg:y1="13.926cm" svg:x2="15.505cm" svg:y2="15.729cm">
          <text:p/>
        </draw:line>
        <draw:line draw:style-name="gr5" draw:text-style-name="P6" draw:layer="layout" svg:x1="10.301cm" svg:y1="14.927cm" svg:x2="12.903cm" svg:y2="14.931cm">
          <text:p/>
        </draw:line>
        <draw:custom-shape draw:style-name="gr3" draw:text-style-name="P5" xml:id="id16" draw:id="id16" draw:layer="layout" svg:width="3.4cm" svg:height="1.804cm" svg:x="7.501cm" svg:y="16.726cm">
          <text:p/>
          <draw:enhanced-geometry svg:viewBox="0 0 21600 21600" draw:type="rectangle" draw:enhanced-path="M 0 0 L 21600 0 21600 21600 0 21600 0 0 Z N"/>
        </draw:custom-shape>
        <draw:line draw:style-name="gr2" draw:text-style-name="P6" xml:id="id17" draw:id="id17" draw:layer="layout" svg:x1="9.9cm" svg:y1="16.726cm" svg:x2="9.904cm" svg:y2="18.53cm">
          <text:p/>
        </draw:line>
        <draw:custom-shape draw:style-name="gr31" draw:text-style-name="P20" xml:id="id15" draw:id="id15" draw:layer="layout" svg:width="22.401cm" svg:height="9.472cm" svg:x="1.698cm" svg:y="4.3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8" draw:layer="layout" svg:width="1.799cm" svg:height="1.446cm" svg:x="7.898cm" svg:y="14.124cm">
          <text:list text:style-name="L3">
            <text:list-header>
              <text:p text:style-name="P7"><text:span text:style-name="T4">3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8" draw:layer="layout" svg:width="1.799cm" svg:height="1.446cm" svg:x="13.498cm" svg:y="14.124cm">
          <text:list text:style-name="L3">
            <text:list-header>
              <text:p text:style-name="P7"><text:span text:style-name="T4">1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6" xml:id="id18" draw:id="id18" draw:layer="layout" svg:x1="10.301cm" svg:y1="17.739cm" svg:x2="10.306cm" svg:y2="15.914cm">
          <text:p/>
        </draw:line>
        <draw:custom-shape draw:style-name="gr34" draw:text-style-name="P8" xml:id="id19" draw:id="id19" draw:layer="layout" svg:width="1.799cm" svg:height="1.446cm" svg:x="7.898cm" svg:y="16.925cm">
          <text:list text:style-name="L3">
            <text:list-header>
              <text:p text:style-name="P7"><text:span text:style-name="T4">26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6" xml:id="id21" draw:id="id21" draw:layer="layout" svg:x1="4.701cm" svg:y1="14.927cm" svg:x2="7.298cm" svg:y2="17.524cm">
          <text:p/>
        </draw:line>
        <draw:line draw:style-name="gr2" draw:text-style-name="P6" draw:layer="layout" svg:x1="15.5cm" svg:y1="13.926cm" svg:x2="16.501cm" svg:y2="15.725cm">
          <text:p/>
        </draw:line>
        <draw:line draw:style-name="gr2" draw:text-style-name="P6" draw:layer="layout" svg:x1="15.5cm" svg:y1="15.737cm" svg:x2="16.501cm" svg:y2="13.912cm">
          <text:p/>
        </draw:lin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peek-in" presentation:preset-sub-type="from-top">
                  <anim:set smil:begin="0s" smil:dur="0.001s" smil:fill="hold" smil:targetElement="id15" smil:attributeName="visibility" smil:to="visible"/>
                  <anim:transitionFilter smil:dur="0.5s" smil:targetElement="id15" smil:type="slideWipe" smil:subtype="fromTop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2s" smil:targetElement="id16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2s" smil:targetElement="id17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peek-out" presentation:preset-sub-type="from-bottom">
                  <anim:transitionFilter smil:dur="0.5s" smil:targetElement="id15" smil:type="slideWipe" smil:subtype="fromBottom" smil:mode="out"/>
                  <anim:set smil:begin="0.499s" smil:dur="0.001s" smil:fill="hold" smil:targetElement="id15" smil:attributeName="visibility" smil:to="hidden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18" smil:attributeName="visibility" smil:to="visible"/>
                  <anim:transitionFilter smil:dur="2s" smil:targetElement="id18" smil:type="barWipe" smil:subtype="topToBottom" smil:direction="reverse"/>
                </anim:par>
              </anim:par>
              <anim:par smil:begin="2.5s" smil:dur="indefinite" smil:fill="hold">
                <anim:par smil:begin="0s" smil:dur="indefinite" smil:fill="hold" presentation:node-type="after-previous" presentation:preset-class="entrance" presentation:preset-id="ooo-entrance-fade-in-and-zoom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0;width" smil:keyTimes="0;1"/>
                  <anim:animate smil:dur="0.5s" smil:fill="hold" smil:targetElement="id19" smil:attributeName="height" smil:values="0;height" smil:keyTimes="0;1"/>
                  <anim:transitionFilter smil:dur="0.5s" smil:targetElement="id19" smil:type="fade" smil:subtype="crossfade"/>
                </anim:par>
              </anim:par>
              <anim:par smil:begin="3s" smil:dur="indefinite" smil:fill="hold">
                <anim:par smil:begin="0s" smil:dur="indefinite" smil:fill="hold" presentation:node-type="after-previous" presentation:preset-class="exit" presentation:preset-id="ooo-exit-wipe" presentation:preset-sub-type="from-right">
                  <anim:transitionFilter smil:dur="2s" smil:targetElement="id20" smil:type="barWipe" smil:subtype="leftToRight" smil:mode="out" smil:direction="reverse"/>
                  <anim:set smil:begin="1.999s" smil:dur="0.001s" smil:fill="hold" smil:targetElement="id20" smil:attributeName="visibility" smil:to="hidden"/>
                </anim:par>
              </anim:par>
              <anim:par smil:begin="5s" smil:dur="indefinite" smil:fill="hold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1" smil:attributeName="visibility" smil:to="visible"/>
                  <anim:transitionFilter smil:dur="2s" smil:targetElement="id21" smil:type="barWipe" smil:subtype="leftToRight"/>
                </anim:par>
              </anim:par>
              <anim:par smil:begin="7s" smil:dur="indefinite" smil:fill="hold">
                <anim:par smil:begin="0s" smil:dur="indefinite" smil:fill="hold" presentation:node-type="after-previous" presentation:preset-class="entrance" presentation:preset-id="ooo-entrance-fade-in-and-zoom">
                  <anim:set smil:begin="0s" smil:dur="0.001s" smil:fill="hold" smil:targetElement="id22" smil:attributeName="visibility" smil:to="visible"/>
                  <anim:animate smil:dur="0.5s" smil:fill="hold" smil:targetElement="id22" smil:attributeName="width" smil:values="0;width" smil:keyTimes="0;1"/>
                  <anim:animate smil:dur="0.5s" smil:fill="hold" smil:targetElement="id22" smil:attributeName="height" smil:values="0;height" smil:keyTimes="0;1"/>
                  <anim:transitionFilter smil:dur="0.5s" smil:targetElement="id22" smil:type="fade" smil:subtype="crossfade"/>
                </anim:par>
              </anim:par>
            </anim:par>
          </anim:seq>
        </anim:par>
        <presentation:notes draw:style-name="dp2">
          <draw:page-thumbnail draw:layer="layout" svg:width="7.144cm" svg:height="9.525cm" svg:x="5.953cm" svg:y="1.931cm" draw:page-number="8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custom-shape draw:style-name="gr35" draw:text-style-name="P24" draw:layer="layout" svg:width="22.402cm" svg:height="9.693cm" svg:x="1.693cm" svg:y="4.233cm">
          <text:list text:style-name="L2">
            <text:list-header>
              <text:p text:style-name="P23"><text:span text:style-name="T14">SI la liste est vide ALORS</text:span></text:p>
              <text:p text:style-name="P23"><text:span text:style-name="T14"><text:tab/></text:span><text:span text:style-name="T14">On ajoute au début de la liste</text:span></text:p>
              <text:p text:style-name="P23"><text:span text:style-name="T14">SINON</text:span></text:p>
              <text:p text:style-name="P23"><text:span text:style-name="T14"><text:tab/></text:span><text:span text:style-name="T14">On tente de créer un nouveau nœud.</text:span></text:p>
              <text:p text:style-name="P23"><text:span text:style-name="T14"><text:tab/></text:span><text:span text:style-name="T14">SI la création fut un succès ALORS</text:span></text:p>
              <text:p text:style-name="P23"><text:span text:style-name="T14"><text:tab/></text:span><text:span text:style-name="T14"><text:tab/></text:span><text:span text:style-name="T14">On positionne un pointeur sur le dernier élément de la liste (voir consulter </text:span><text:span text:style-name="T14"><text:tab/></text:span><text:span text:style-name="T14">i</text:span><text:span text:style-name="T15">ème</text:span><text:span text:style-name="T14"> élément).</text:span></text:p>
              <text:p text:style-name="P23"><text:span text:style-name="T14"><text:tab/></text:span><text:span text:style-name="T14"><text:tab/></text:span><text:span text:style-name="T14">On initialise les champs du nouveau nœud.</text:span></text:p>
              <text:p text:style-name="P23"><text:span text:style-name="T14"><text:tab/></text:span><text:span text:style-name="T14"><text:tab/></text:span><text:span text:style-name="T14">On fait pointer le dernier nœud sur le nouveau nœud.</text:span></text:p>
              <text:p text:style-name="P23"><text:span text:style-name="T14"><text:tab/></text:span><text:span text:style-name="T14"><text:tab/></text:span><text:span text:style-name="T14">On incrémente le nombre de nœuds.</text:span></text:p>
              <text:p text:style-name="P23"><text:span text:style-name="T14"><text:tab/></text:span><text:span text:style-name="T14">FINSI</text:span></text:p>
              <text:p text:style-name="P23"><text:span text:style-name="T14">FINS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2.2cm" svg:height="3.802cm" svg:x="4.904cm" svg:y="14.12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8" xml:id="id35" draw:id="id35" draw:layer="layout" svg:width="1.2cm" svg:height="1.446cm" svg:x="5.503cm" svg:y="16.126cm">
          <text:list text:style-name="L3">
            <text:list-header>
              <text:p text:style-name="P7"><text:span text:style-name="T4">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2.401cm" svg:height="3.175cm" svg:x="1.697cm" svg:y="0.771cm" presentation:class="title" presentation:user-transformed="true">
          <draw:text-box>
            <text:list text:style-name="L1">
              <text:list-header>
                <text:p text:style-name="P1"><text:span text:style-name="T1">Ajout à la fin de la liste</text:span></text:p>
              </text:list-header>
            </text:list>
          </draw:text-box>
        </draw:frame>
        <draw:line draw:style-name="gr2" draw:text-style-name="P6" draw:layer="layout" svg:x1="4.904cm" svg:y1="15.928cm" svg:x2="7.104cm" svg:y2="15.932cm">
          <text:p/>
        </draw:line>
        <draw:custom-shape draw:style-name="gr3" draw:text-style-name="P5" draw:layer="layout" svg:width="3.4cm" svg:height="1.804cm" svg:x="9.106cm" svg:y="14.124cm">
          <text:p/>
          <draw:enhanced-geometry svg:viewBox="0 0 21600 21600" draw:type="rectangle" draw:enhanced-path="M 0 0 L 21600 0 21600 21600 0 21600 0 0 Z N"/>
        </draw:custom-shape>
        <draw:line draw:style-name="gr2" draw:text-style-name="P6" draw:layer="layout" svg:x1="11.505cm" svg:y1="14.124cm" svg:x2="11.509cm" svg:y2="15.928cm">
          <text:p/>
        </draw:line>
        <draw:line draw:style-name="gr5" draw:text-style-name="P6" draw:layer="layout" svg:x1="6.306cm" svg:y1="15.125cm" svg:x2="8.908cm" svg:y2="15.13cm">
          <text:p/>
        </draw:line>
        <draw:custom-shape draw:style-name="gr3" draw:text-style-name="P5" draw:layer="layout" svg:width="3.4cm" svg:height="1.804cm" svg:x="14.706cm" svg:y="14.124cm">
          <text:p/>
          <draw:enhanced-geometry svg:viewBox="0 0 21600 21600" draw:type="rectangle" draw:enhanced-path="M 0 0 L 21600 0 21600 21600 0 21600 0 0 Z N"/>
        </draw:custom-shape>
        <draw:line draw:style-name="gr2" draw:text-style-name="P6" draw:layer="layout" svg:x1="17.105cm" svg:y1="14.124cm" svg:x2="17.11cm" svg:y2="15.928cm">
          <text:p/>
        </draw:line>
        <draw:line draw:style-name="gr5" draw:text-style-name="P6" draw:layer="layout" svg:x1="11.906cm" svg:y1="15.125cm" svg:x2="14.508cm" svg:y2="15.13cm">
          <text:p/>
        </draw:line>
        <draw:custom-shape draw:style-name="gr3" draw:text-style-name="P5" xml:id="id24" draw:id="id24" draw:layer="layout" svg:width="3.4cm" svg:height="1.804cm" svg:x="19.703cm" svg:y="14.124cm">
          <text:p/>
          <draw:enhanced-geometry svg:viewBox="0 0 21600 21600" draw:type="rectangle" draw:enhanced-path="M 0 0 L 21600 0 21600 21600 0 21600 0 0 Z N"/>
        </draw:custom-shape>
        <draw:line draw:style-name="gr2" draw:text-style-name="P6" xml:id="id25" draw:id="id25" draw:layer="layout" svg:x1="22.102cm" svg:y1="14.124cm" svg:x2="22.106cm" svg:y2="15.928cm">
          <text:p/>
        </draw:line>
        <draw:custom-shape draw:style-name="gr38" draw:text-style-name="P8" draw:layer="layout" svg:width="1.799cm" svg:height="1.446cm" svg:x="9.503cm" svg:y="14.323cm">
          <text:list text:style-name="L3">
            <text:list-header>
              <text:p text:style-name="P7"><text:span text:style-name="T4">3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8" draw:layer="layout" svg:width="1.799cm" svg:height="1.446cm" svg:x="15.103cm" svg:y="14.323cm">
          <text:list text:style-name="L3">
            <text:list-header>
              <text:p text:style-name="P7"><text:span text:style-name="T4">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8" xml:id="id29" draw:id="id29" draw:layer="layout" svg:width="1.799cm" svg:height="1.446cm" svg:x="20.1cm" svg:y="14.323cm">
          <text:list text:style-name="L3">
            <text:list-header>
              <text:p text:style-name="P7"><text:span text:style-name="T4">2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20" xml:id="id23" draw:id="id23" draw:layer="layout" svg:width="22.604cm" svg:height="9.6cm" svg:x="1.698cm" svg:y="4.3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2" xml:id="id26" draw:id="id26" draw:layer="layout" svg:width="2.399cm" svg:height="1.605cm" svg:x="14.702cm" svg:y="16.925cm">
          <text:list text:style-name="L5">
            <text:list-header>
              <text:p text:style-name="P21"><text:span text:style-name="T13">p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5" draw:text-style-name="P6" xml:id="id27" draw:id="id27" draw:layer="layout" svg:x1="15.915cm" svg:y1="17.735cm" svg:x2="12.687cm" svg:y2="16.112cm">
          <text:p/>
        </draw:line>
        <draw:line draw:style-name="gr5" draw:text-style-name="P6" xml:id="id28" draw:id="id28" draw:layer="layout" svg:x1="15.901cm" svg:y1="17.735cm" svg:x2="15.906cm" svg:y2="16.112cm">
          <text:p/>
        </draw:line>
        <draw:line draw:style-name="gr2" draw:text-style-name="P6" xml:id="id31" draw:id="id31" draw:layer="layout" svg:x1="22.097cm" svg:y1="14.124cm" svg:x2="23.098cm" svg:y2="15.924cm">
          <text:p/>
        </draw:line>
        <draw:line draw:style-name="gr2" draw:text-style-name="P6" xml:id="id30" draw:id="id30" draw:layer="layout" svg:x1="22.097cm" svg:y1="15.937cm" svg:x2="23.098cm" svg:y2="14.111cm">
          <text:p/>
        </draw:line>
        <draw:line draw:style-name="gr5" draw:text-style-name="P6" xml:id="id34" draw:id="id34" draw:layer="layout" svg:x1="17.502cm" svg:y1="15.125cm" svg:x2="19.504cm" svg:y2="15.13cm">
          <text:p/>
        </draw:line>
        <draw:line draw:style-name="gr2" draw:text-style-name="P6" xml:id="id32" draw:id="id32" draw:layer="layout" svg:x1="17.101cm" svg:y1="14.124cm" svg:x2="18.102cm" svg:y2="15.924cm">
          <text:p/>
        </draw:line>
        <draw:line draw:style-name="gr2" draw:text-style-name="P6" xml:id="id33" draw:id="id33" draw:layer="layout" svg:x1="17.101cm" svg:y1="15.937cm" svg:x2="18.102cm" svg:y2="14.111cm">
          <text:p/>
        </draw:lin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peek-in" presentation:preset-sub-type="from-top">
                  <anim:set smil:begin="0s" smil:dur="0.001s" smil:fill="hold" smil:targetElement="id23" smil:attributeName="visibility" smil:to="visible"/>
                  <anim:transitionFilter smil:dur="0.5s" smil:targetElement="id23" smil:type="slideWipe" smil:subtype="fromTop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accelerate="0.5" smil:decelerate="0.5" presentation:node-type="on-click" presentation:preset-class="motion-path" presentation:preset-id="ooo-motionpath-arc-left">
                  <anim:set smil:begin="end" smil:dur="0.001s" smil:fill="hold" smil:targetElement="id23" smil:attributeName="visibility" smil:to="hidden"/>
                  <anim:animateMotion smil:dur="2s" smil:fill="hold" smil:targetElement="id23" svg:path="M 4.44444E-6 3.33333E-6 L -0.03993 0.02222 C -0.04896 0.02708 -0.054 0.03402 -0.054 0.04143 C -0.054 0.04977 -0.04896 0.05648 -0.03993 0.06134 L 4.44444E-6 0.08402"/>
                </anim:par>
              </anim:par>
              <anim:par smil:begin="2s" smil:dur="indefinite" smil:fill="hold">
                <anim:par smil:begin="0s" smil:dur="indefinite" smil:fill="hold" presentation:node-type="after-previous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2s" smil:targetElement="id24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2s" smil:targetElement="id25" smil:type="fade" smil:subtype="crossfade"/>
                </anim:par>
              </anim:par>
              <anim:par smil:begin="4s" smil:dur="indefinite" smil:fill="hold">
                <anim:par smil:begin="0s" smil:dur="indefinite" smil:fill="hold" smil:accelerate="1" smil:repeatCount="1" presentation:node-type="after-previous" presentation:preset-class="entrance" presentation:preset-id="ooo-entrance-fold">
                  <anim:set smil:begin="0s" smil:dur="0.001s" smil:fill="hold" smil:targetElement="id26" smil:attributeName="visibility" smil:to="visible"/>
                  <anim:animate smil:dur="1s" smil:fill="hold" smil:targetElement="id26" smil:attributeName="width" smil:values="width*2.5;width" smil:keyTimes="0;1"/>
                  <anim:animate smil:dur="1s" smil:fill="hold" smil:targetElement="id26" smil:attributeName="height" smil:values="height*0.01;height" smil:keyTimes="0;1"/>
                  <anim:animate smil:dur="1s" smil:fill="hold" smil:targetElement="id26" smil:attributeName="x" smil:values="x;x" smil:keyTimes="0;1"/>
                  <anim:animate smil:dur="1s" smil:fill="hold" smil:targetElement="id26" smil:attributeName="y" smil:values="height+1;y" smil:keyTimes="0;1"/>
                  <anim:transitionFilter smil:dur="1s" smil:targetElement="id26" smil:type="fade" smil:subtype="crossfade"/>
                </anim:par>
              </anim:par>
              <anim:par smil:begin="5s" smil:dur="indefinite" smil:fill="hold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27" smil:attributeName="visibility" smil:to="visible"/>
                  <anim:transitionFilter smil:dur="2s" smil:targetElement="id27" smil:type="barWipe" smil:subtype="topToBottom" smil:direction="reverse"/>
                </anim:par>
              </anim:par>
              <anim:par smil:begin="7s" smil:dur="indefinite" smil:fill="hold">
                <anim:par smil:begin="0s" smil:dur="indefinite" smil:fill="hold" presentation:node-type="after-previous" presentation:preset-class="exit" presentation:preset-id="ooo-exit-wipe" presentation:preset-sub-type="from-top">
                  <anim:transitionFilter smil:dur="2s" smil:targetElement="id27" smil:type="barWipe" smil:subtype="topToBottom" smil:mode="out"/>
                  <anim:set smil:begin="1.999s" smil:dur="0.001s" smil:fill="hold" smil:targetElement="id27" smil:attributeName="visibility" smil:to="hidden"/>
                </anim:par>
              </anim:par>
              <anim:par smil:begin="9s" smil:dur="indefinite" smil:fill="hold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28" smil:attributeName="visibility" smil:to="visible"/>
                  <anim:transitionFilter smil:dur="2s" smil:targetElement="id28" smil:type="barWipe" smil:subtype="topToBottom" smil:direction="reverse"/>
                </anim:par>
              </anim:par>
              <anim:par smil:begin="11s" smil:dur="indefinite" smil:fill="hold">
                <anim:par smil:begin="0s" smil:dur="indefinite" smil:fill="hold" presentation:node-type="after-previous" presentation:preset-class="entrance" presentation:preset-id="ooo-entrance-fade-in-and-zoom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0;width" smil:keyTimes="0;1"/>
                  <anim:animate smil:dur="0.5s" smil:fill="hold" smil:targetElement="id29" smil:attributeName="height" smil:values="0;height" smil:keyTimes="0;1"/>
                  <anim:transitionFilter smil:dur="0.5s" smil:targetElement="id29" smil:type="fade" smil:subtype="crossfade"/>
                </anim:par>
                <anim:par smil:begin="0s" smil:dur="indefinite" smil:fill="hold" presentation:node-type="with-previous" presentation:preset-class="entrance" presentation:preset-id="ooo-entrance-fade-in-and-zoom">
                  <anim:set smil:begin="0s" smil:dur="0.001s" smil:fill="hold" smil:targetElement="id30" smil:attributeName="visibility" smil:to="visible"/>
                  <anim:animate smil:dur="2s" smil:fill="hold" smil:targetElement="id30" smil:attributeName="width" smil:values="0;width" smil:keyTimes="0;1"/>
                  <anim:animate smil:dur="2s" smil:fill="hold" smil:targetElement="id30" smil:attributeName="height" smil:values="0;height" smil:keyTimes="0;1"/>
                  <anim:transitionFilter smil:dur="2s" smil:targetElement="id30" smil:type="fade" smil:subtype="crossfade"/>
                </anim:par>
                <anim:par smil:begin="0s" smil:dur="indefinite" smil:fill="hold" presentation:node-type="with-previous" presentation:preset-class="entrance" presentation:preset-id="ooo-entrance-fade-in-and-zoom">
                  <anim:set smil:begin="0s" smil:dur="0.001s" smil:fill="hold" smil:targetElement="id31" smil:attributeName="visibility" smil:to="visible"/>
                  <anim:animate smil:dur="2s" smil:fill="hold" smil:targetElement="id31" smil:attributeName="width" smil:values="0;width" smil:keyTimes="0;1"/>
                  <anim:animate smil:dur="2s" smil:fill="hold" smil:targetElement="id31" smil:attributeName="height" smil:values="0;height" smil:keyTimes="0;1"/>
                  <anim:transitionFilter smil:dur="2s" smil:targetElement="id31" smil:type="fade" smil:subtype="crossfade"/>
                </anim:par>
              </anim:par>
              <anim:par smil:begin="13s" smil:dur="indefinite" smil:fill="hold">
                <anim:par smil:begin="0s" smil:dur="indefinite" smil:fill="hold" presentation:node-type="after-previous" presentation:preset-class="exit" presentation:preset-id="ooo-exit-fade-out-and-zoom">
                  <anim:animate smil:dur="0.5s" smil:targetElement="id32" smil:attributeName="width" smil:values="width;0" smil:keyTimes="0;1"/>
                  <anim:animate smil:dur="0.5s" smil:targetElement="id32" smil:attributeName="height" smil:values="height;0" smil:keyTimes="0;1"/>
                  <anim:transitionFilter smil:dur="0.5s" smil:targetElement="id32" smil:type="fade" smil:subtype="crossfade" smil:mode="out"/>
                  <anim:set smil:begin="0.499s" smil:dur="0.001s" smil:fill="hold" smil:targetElement="id32" smil:attributeName="visibility" smil:to="hidden"/>
                </anim:par>
                <anim:par smil:begin="0s" smil:dur="indefinite" smil:fill="hold" presentation:node-type="with-previous" presentation:preset-class="exit" presentation:preset-id="ooo-exit-fade-out-and-zoom">
                  <anim:animate smil:dur="0.5s" smil:targetElement="id33" smil:attributeName="width" smil:values="width;0" smil:keyTimes="0;1"/>
                  <anim:animate smil:dur="0.5s" smil:targetElement="id33" smil:attributeName="height" smil:values="height;0" smil:keyTimes="0;1"/>
                  <anim:transitionFilter smil:dur="0.5s" smil:targetElement="id33" smil:type="fade" smil:subtype="crossfade" smil:mode="out"/>
                  <anim:set smil:begin="0.499s" smil:dur="0.001s" smil:fill="hold" smil:targetElement="id33" smil:attributeName="visibility" smil:to="hidden"/>
                </anim:par>
              </anim:par>
              <anim:par smil:begin="13.5s" smil:dur="indefinite" smil:fill="hold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34" smil:attributeName="visibility" smil:to="visible"/>
                  <anim:transitionFilter smil:dur="2s" smil:targetElement="id34" smil:type="barWipe" smil:subtype="leftToRight"/>
                </anim:par>
              </anim:par>
              <anim:par smil:begin="15.5s" smil:dur="indefinite" smil:fill="hold">
                <anim:par smil:begin="0s" smil:dur="indefinite" smil:fill="hold" presentation:node-type="after-previous" presentation:preset-class="entrance" presentation:preset-id="ooo-entrance-fade-in-and-zoom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0;width" smil:keyTimes="0;1"/>
                  <anim:animate smil:dur="0.5s" smil:fill="hold" smil:targetElement="id35" smil:attributeName="height" smil:values="0;height" smil:keyTimes="0;1"/>
                  <anim:transitionFilter smil:dur="0.5s" smil:targetElement="id35" smil:type="fade" smil:subtype="crossfade"/>
                </anim:par>
              </anim:par>
            </anim:par>
          </anim:seq>
        </anim:par>
        <presentation:notes draw:style-name="dp2">
          <draw:page-thumbnail draw:layer="layout" svg:width="7.144cm" svg:height="9.525cm" svg:x="5.953cm" svg:y="1.931cm" draw:page-number="9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custom-shape draw:style-name="gr43" draw:text-style-name="P26" draw:layer="layout" svg:width="22.402cm" svg:height="9.891cm" svg:x="1.693cm" svg:y="4.233cm">
          <text:list text:style-name="L2">
            <text:list-header>
              <text:p text:style-name="P25"><text:span text:style-name="T14">SI i = 0 OU la liste est vide ALORS</text:span></text:p>
              <text:p text:style-name="P25"><text:span text:style-name="T14"><text:tab/></text:span><text:span text:style-name="T14">On ajoute au début de la liste</text:span></text:p>
              <text:p text:style-name="P25"><text:span text:style-name="T14">SINON SI i &lt;</text:span><text:span text:style-name="T16"> </text:span><text:span text:style-name="T14">nombre de nœuds de la liste ALORS</text:span></text:p>
              <text:p text:style-name="P25"><text:span text:style-name="T14"><text:tab/></text:span><text:span text:style-name="T14">On tente de créer un nouveau nœud.</text:span></text:p>
              <text:p text:style-name="P25"><text:span text:style-name="T14"><text:tab/></text:span><text:span text:style-name="T14">SI la création fut un succès ALORS</text:span></text:p>
              <text:p text:style-name="P25"><text:span text:style-name="T14"><text:tab/></text:span><text:span text:style-name="T14"><text:tab/></text:span><text:span text:style-name="T14">On positionne un pointeur sur le i-1</text:span><text:span text:style-name="T15">ème</text:span><text:span text:style-name="T14"> nœud.</text:span></text:p>
              <text:p text:style-name="P25"><text:span text:style-name="T14"><text:tab/></text:span><text:span text:style-name="T14"><text:tab/></text:span><text:span text:style-name="T14">On initialise les données du nouveau nœud.</text:span></text:p>
              <text:p text:style-name="P25"><text:span text:style-name="T14"><text:tab/></text:span><text:span text:style-name="T14"><text:tab/></text:span><text:span text:style-name="T14">On fait pointer le nouveau nœud sur le i</text:span><text:span text:style-name="T15">ème</text:span><text:span text:style-name="T14"> nœud (NULL si on ajoute à la fin).</text:span></text:p>
              <text:p text:style-name="P25"><text:span text:style-name="T14"><text:tab/></text:span><text:span text:style-name="T14"><text:tab/></text:span><text:span text:style-name="T14">On fait pointer le i-1</text:span><text:span text:style-name="T15">ème</text:span><text:span text:style-name="T14"> nœud sur le nouveau.</text:span></text:p>
              <text:p text:style-name="P25"><text:span text:style-name="T14"><text:tab/></text:span><text:span text:style-name="T14"><text:tab/></text:span><text:span text:style-name="T14">On incrémente le nombre de nœuds.</text:span></text:p>
              <text:p text:style-name="P25"><text:span text:style-name="T14"><text:tab/></text:span><text:span text:style-name="T14">FINSI</text:span></text:p>
              <text:p text:style-name="P25"><text:span text:style-name="T14">FINSI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2.401cm" svg:height="3.175cm" svg:x="1.697cm" svg:y="0.771cm" presentation:class="title" presentation:user-transformed="true">
          <draw:text-box>
            <text:list text:style-name="L1">
              <text:list-header>
                <text:p text:style-name="P1"><text:span text:style-name="T1">Ajout à la i</text:span><text:span text:style-name="T10">ème</text:span><text:span text:style-name="T1"> position</text:span></text:p>
              </text:list-header>
            </text:list>
          </draw:text-box>
        </draw:frame>
        <draw:custom-shape draw:style-name="gr44" draw:text-style-name="P20" xml:id="id36" draw:id="id36" draw:layer="layout" svg:width="22.604cm" svg:height="9.798cm" svg:x="1.698cm" svg:y="4.3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7" draw:layer="layout" svg:width="2.201cm" svg:height="3.802cm" svg:x="5.697cm" svg:y="14.12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8" xml:id="id46" draw:id="id46" draw:layer="layout" svg:width="1.2cm" svg:height="1.446cm" svg:x="6.297cm" svg:y="16.126cm">
          <text:list text:style-name="L3">
            <text:list-header>
              <text:p text:style-name="P7"><text:span text:style-name="T4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" draw:text-style-name="P6" draw:layer="layout" svg:x1="5.697cm" svg:y1="15.928cm" svg:x2="7.898cm" svg:y2="15.932cm">
          <text:p/>
        </draw:line>
        <draw:custom-shape draw:style-name="gr3" draw:text-style-name="P5" draw:layer="layout" svg:width="3.4cm" svg:height="1.804cm" svg:x="9.9cm" svg:y="14.124cm">
          <text:p/>
          <draw:enhanced-geometry svg:viewBox="0 0 21600 21600" draw:type="rectangle" draw:enhanced-path="M 0 0 L 21600 0 21600 21600 0 21600 0 0 Z N"/>
        </draw:custom-shape>
        <draw:line draw:style-name="gr2" draw:text-style-name="P6" draw:layer="layout" svg:x1="12.299cm" svg:y1="14.124cm" svg:x2="12.303cm" svg:y2="15.928cm">
          <text:p/>
        </draw:line>
        <draw:line draw:style-name="gr5" draw:text-style-name="P6" draw:layer="layout" svg:x1="7.1cm" svg:y1="15.125cm" svg:x2="9.701cm" svg:y2="15.13cm">
          <text:p/>
        </draw:line>
        <draw:custom-shape draw:style-name="gr3" draw:text-style-name="P5" draw:layer="layout" svg:width="3.4cm" svg:height="1.804cm" svg:x="15.5cm" svg:y="14.124cm">
          <text:p/>
          <draw:enhanced-geometry svg:viewBox="0 0 21600 21600" draw:type="rectangle" draw:enhanced-path="M 0 0 L 21600 0 21600 21600 0 21600 0 0 Z N"/>
        </draw:custom-shape>
        <draw:line draw:style-name="gr2" draw:text-style-name="P6" draw:layer="layout" svg:x1="17.899cm" svg:y1="14.124cm" svg:x2="17.903cm" svg:y2="15.928cm">
          <text:p/>
        </draw:line>
        <draw:line draw:style-name="gr5" draw:text-style-name="P6" draw:layer="layout" svg:x1="12.7cm" svg:y1="15.125cm" svg:x2="15.302cm" svg:y2="15.13cm">
          <text:p/>
        </draw:line>
        <draw:custom-shape draw:style-name="gr3" draw:text-style-name="P5" draw:layer="layout" svg:width="3.4cm" svg:height="1.804cm" svg:x="20.496cm" svg:y="14.124cm">
          <text:p/>
          <draw:enhanced-geometry svg:viewBox="0 0 21600 21600" draw:type="rectangle" draw:enhanced-path="M 0 0 L 21600 0 21600 21600 0 21600 0 0 Z N"/>
        </draw:custom-shape>
        <draw:line draw:style-name="gr2" draw:text-style-name="P6" draw:layer="layout" svg:x1="22.895cm" svg:y1="14.124cm" svg:x2="22.9cm" svg:y2="15.928cm">
          <text:p/>
        </draw:line>
        <draw:custom-shape draw:style-name="gr47" draw:text-style-name="P8" draw:layer="layout" svg:width="1.799cm" svg:height="1.446cm" svg:x="10.297cm" svg:y="14.323cm">
          <text:list text:style-name="L3">
            <text:list-header>
              <text:p text:style-name="P7"><text:span text:style-name="T4">3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8" draw:layer="layout" svg:width="1.799cm" svg:height="1.446cm" svg:x="15.897cm" svg:y="14.323cm">
          <text:list text:style-name="L3">
            <text:list-header>
              <text:p text:style-name="P7"><text:span text:style-name="T4">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8" draw:layer="layout" svg:width="1.799cm" svg:height="1.446cm" svg:x="20.893cm" svg:y="14.323cm">
          <text:list text:style-name="L3">
            <text:list-header>
              <text:p text:style-name="P7"><text:span text:style-name="T4">5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22" xml:id="id39" draw:id="id39" draw:layer="layout" svg:width="2.399cm" svg:height="1.605cm" svg:x="15.496cm" svg:y="16.925cm">
          <text:list text:style-name="L5">
            <text:list-header>
              <text:p text:style-name="P21"><text:span text:style-name="T13">p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5" draw:text-style-name="P6" xml:id="id40" draw:id="id40" draw:layer="layout" svg:x1="16.707cm" svg:y1="17.735cm" svg:x2="13.48cm" svg:y2="16.112cm">
          <text:p/>
        </draw:line>
        <draw:line draw:style-name="gr5" draw:text-style-name="P6" xml:id="id41" draw:id="id41" draw:layer="layout" svg:x1="16.695cm" svg:y1="17.735cm" svg:x2="16.7cm" svg:y2="16.112cm">
          <text:p/>
        </draw:line>
        <draw:line draw:style-name="gr2" draw:text-style-name="P6" draw:layer="layout" svg:x1="22.891cm" svg:y1="14.124cm" svg:x2="23.892cm" svg:y2="15.924cm">
          <text:p/>
        </draw:line>
        <draw:line draw:style-name="gr2" draw:text-style-name="P6" draw:layer="layout" svg:x1="22.891cm" svg:y1="15.937cm" svg:x2="23.892cm" svg:y2="14.111cm">
          <text:p/>
        </draw:line>
        <draw:line draw:style-name="gr5" draw:text-style-name="P6" xml:id="id44" draw:id="id44" draw:layer="layout" svg:x1="18.296cm" svg:y1="15.125cm" svg:x2="20.298cm" svg:y2="15.13cm">
          <text:p/>
        </draw:line>
        <draw:custom-shape draw:style-name="gr3" draw:text-style-name="P5" xml:id="id37" draw:id="id37" draw:layer="layout" svg:width="3.4cm" svg:height="1.804cm" svg:x="20.501cm" svg:y="16.726cm">
          <text:p/>
          <draw:enhanced-geometry svg:viewBox="0 0 21600 21600" draw:type="rectangle" draw:enhanced-path="M 0 0 L 21600 0 21600 21600 0 21600 0 0 Z N"/>
        </draw:custom-shape>
        <draw:line draw:style-name="gr2" draw:text-style-name="P6" xml:id="id38" draw:id="id38" draw:layer="layout" svg:x1="22.9cm" svg:y1="16.726cm" svg:x2="22.904cm" svg:y2="18.53cm">
          <text:p/>
        </draw:line>
        <draw:line draw:style-name="gr5" draw:text-style-name="P6" xml:id="id43" draw:id="id43" draw:layer="layout" svg:x1="23.301cm" svg:y1="17.739cm" svg:x2="23.305cm" svg:y2="16.112cm">
          <text:p/>
        </draw:line>
        <draw:custom-shape draw:style-name="gr51" draw:text-style-name="P8" xml:id="id42" draw:id="id42" draw:layer="layout" svg:width="1.799cm" svg:height="1.446cm" svg:x="20.898cm" svg:y="16.925cm">
          <text:list text:style-name="L3">
            <text:list-header>
              <text:p text:style-name="P7"><text:span text:style-name="T4">26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6" xml:id="id45" draw:id="id45" draw:layer="layout" svg:x1="18.296cm" svg:y1="15.125cm" svg:x2="20.302cm" svg:y2="17.004cm">
          <text:p/>
        </draw:lin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peek-in" presentation:preset-sub-type="from-top">
                  <anim:set smil:begin="0s" smil:dur="0.001s" smil:fill="hold" smil:targetElement="id36" smil:attributeName="visibility" smil:to="visible"/>
                  <anim:transitionFilter smil:dur="0.5s" smil:targetElement="id36" smil:type="slideWipe" smil:subtype="fromTop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accelerate="0.5" smil:decelerate="0.5" presentation:node-type="on-click" presentation:preset-class="motion-path" presentation:preset-id="ooo-motionpath-arc-left">
                  <anim:set smil:begin="end" smil:dur="0.001s" smil:fill="hold" smil:targetElement="id36" smil:attributeName="visibility" smil:to="hidden"/>
                  <anim:animateMotion smil:dur="2s" smil:fill="hold" smil:targetElement="id36" svg:path="M 4.44444E-6 -2.59259E-6 L -0.03993 0.02361 C -0.04896 0.02894 -0.054 0.03635 -0.054 0.04422 C -0.054 0.05301 -0.04896 0.06019 -0.03993 0.06528 L 4.44444E-6 0.08935"/>
                </anim:par>
              </anim:par>
              <anim:par smil:begin="2s" smil:dur="indefinite" smil:fill="hold">
                <anim:par smil:begin="0s" smil:dur="indefinite" smil:fill="hold" presentation:node-type="after-previous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2s" smil:targetElement="id37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2s" smil:targetElement="id38" smil:type="fade" smil:subtype="crossfade"/>
                </anim:par>
              </anim:par>
              <anim:par smil:begin="4s" smil:dur="indefinite" smil:fill="hold">
                <anim:par smil:begin="0s" smil:dur="indefinite" smil:fill="hold" smil:accelerate="1" presentation:node-type="after-previous" presentation:preset-class="entrance" presentation:preset-id="ooo-entrance-fold">
                  <anim:set smil:begin="0s" smil:dur="0.001s" smil:fill="hold" smil:targetElement="id39" smil:attributeName="visibility" smil:to="visible"/>
                  <anim:animate smil:dur="1s" smil:fill="hold" smil:targetElement="id39" smil:attributeName="width" smil:values="width*2.5;width" smil:keyTimes="0;1"/>
                  <anim:animate smil:dur="1s" smil:fill="hold" smil:targetElement="id39" smil:attributeName="height" smil:values="height*0.01;height" smil:keyTimes="0;1"/>
                  <anim:animate smil:dur="1s" smil:fill="hold" smil:targetElement="id39" smil:attributeName="x" smil:values="x;x" smil:keyTimes="0;1"/>
                  <anim:animate smil:dur="1s" smil:fill="hold" smil:targetElement="id39" smil:attributeName="y" smil:values="height+1;y" smil:keyTimes="0;1"/>
                  <anim:transitionFilter smil:dur="1s" smil:targetElement="id39" smil:type="fade" smil:subtype="crossfade"/>
                </anim:par>
              </anim:par>
              <anim:par smil:begin="5s" smil:dur="indefinite" smil:fill="hold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40" smil:attributeName="visibility" smil:to="visible"/>
                  <anim:transitionFilter smil:dur="2s" smil:targetElement="id40" smil:type="barWipe" smil:subtype="topToBottom" smil:direction="reverse"/>
                </anim:par>
              </anim:par>
              <anim:par smil:begin="7s" smil:dur="indefinite" smil:fill="hold">
                <anim:par smil:begin="0s" smil:dur="indefinite" smil:fill="hold" presentation:node-type="after-previous" presentation:preset-class="exit" presentation:preset-id="ooo-exit-wipe" presentation:preset-sub-type="from-top">
                  <anim:transitionFilter smil:dur="2s" smil:targetElement="id40" smil:type="barWipe" smil:subtype="topToBottom" smil:mode="out"/>
                  <anim:set smil:begin="1.999s" smil:dur="0.001s" smil:fill="hold" smil:targetElement="id40" smil:attributeName="visibility" smil:to="hidden"/>
                </anim:par>
              </anim:par>
              <anim:par smil:begin="9s" smil:dur="indefinite" smil:fill="hold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41" smil:attributeName="visibility" smil:to="visible"/>
                  <anim:transitionFilter smil:dur="2s" smil:targetElement="id41" smil:type="barWipe" smil:subtype="topToBottom" smil:direction="reverse"/>
                </anim:par>
              </anim:par>
              <anim:par smil:begin="11s" smil:dur="indefinite" smil:fill="hold">
                <anim:par smil:begin="0s" smil:dur="indefinite" smil:fill="hold" presentation:node-type="after-previous" presentation:preset-class="entrance" presentation:preset-id="ooo-entrance-fade-in-and-zoom">
                  <anim:set smil:begin="0s" smil:dur="0.001s" smil:fill="hold" smil:targetElement="id42" smil:attributeName="visibility" smil:to="visible"/>
                  <anim:animate smil:dur="0.5s" smil:fill="hold" smil:targetElement="id42" smil:attributeName="width" smil:values="0;width" smil:keyTimes="0;1"/>
                  <anim:animate smil:dur="0.5s" smil:fill="hold" smil:targetElement="id42" smil:attributeName="height" smil:values="0;height" smil:keyTimes="0;1"/>
                  <anim:transitionFilter smil:dur="0.5s" smil:targetElement="id42" smil:type="fade" smil:subtype="crossfade"/>
                </anim:par>
              </anim:par>
              <anim:par smil:begin="11.5s" smil:dur="indefinite" smil:fill="hold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43" smil:attributeName="visibility" smil:to="visible"/>
                  <anim:transitionFilter smil:dur="2s" smil:targetElement="id43" smil:type="barWipe" smil:subtype="topToBottom" smil:direction="reverse"/>
                </anim:par>
              </anim:par>
              <anim:par smil:begin="13.5s" smil:dur="indefinite" smil:fill="hold">
                <anim:par smil:begin="0s" smil:dur="indefinite" smil:fill="hold" presentation:node-type="after-previous" presentation:preset-class="exit" presentation:preset-id="ooo-exit-wipe" presentation:preset-sub-type="from-right">
                  <anim:transitionFilter smil:dur="2s" smil:targetElement="id44" smil:type="barWipe" smil:subtype="leftToRight" smil:mode="out" smil:direction="reverse"/>
                  <anim:set smil:begin="1.999s" smil:dur="0.001s" smil:fill="hold" smil:targetElement="id44" smil:attributeName="visibility" smil:to="hidden"/>
                </anim:par>
              </anim:par>
              <anim:par smil:begin="15.5s" smil:dur="indefinite" smil:fill="hold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45" smil:attributeName="visibility" smil:to="visible"/>
                  <anim:transitionFilter smil:dur="2s" smil:targetElement="id45" smil:type="barWipe" smil:subtype="leftToRight"/>
                </anim:par>
              </anim:par>
              <anim:par smil:begin="17.5s" smil:dur="indefinite" smil:fill="hold">
                <anim:par smil:begin="0s" smil:dur="indefinite" smil:fill="hold" presentation:node-type="after-previous" presentation:preset-class="exit" presentation:preset-id="ooo-exit-fade-out-and-zoom">
                  <anim:animate smil:dur="0.5s" smil:targetElement="id46" smil:attributeName="width" smil:values="width;0" smil:keyTimes="0;1"/>
                  <anim:animate smil:dur="0.5s" smil:targetElement="id46" smil:attributeName="height" smil:values="height;0" smil:keyTimes="0;1"/>
                  <anim:transitionFilter smil:dur="0.5s" smil:targetElement="id46" smil:type="fade" smil:subtype="crossfade" smil:mode="out"/>
                  <anim:set smil:begin="0.499s" smil:dur="0.001s" smil:fill="hold" smil:targetElement="id46" smil:attributeName="visibility" smil:to="hidden"/>
                </anim:par>
              </anim:par>
            </anim:par>
          </anim:seq>
        </anim:par>
        <presentation:notes draw:style-name="dp2">
          <draw:page-thumbnail draw:layer="layout" svg:width="7.144cm" svg:height="9.525cm" svg:x="5.953cm" svg:y="1.931cm" draw:page-number="10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custom-shape draw:style-name="gr52" draw:text-style-name="P28" draw:layer="layout" svg:width="22.402cm" svg:height="5.693cm" svg:x="1.693cm" svg:y="4.233cm">
          <text:list text:style-name="L2">
            <text:list-header>
              <text:p text:style-name="P27"><text:span text:style-name="T9">SI la liste n’est pas vide ALORS</text:span></text:p>
              <text:p text:style-name="P27"><text:span text:style-name="T9"><text:tab/></text:span><text:span text:style-name="T9">On fait pointer un pointeur sur le premier élément de la liste.</text:span></text:p>
              <text:p text:style-name="P27"><text:span text:style-name="T9"><text:tab/></text:span><text:span text:style-name="T9">On fait pointer la tête de liste sur le deuxième nœud (NULL s’il n’y avait qu’un seul nœud).</text:span></text:p>
              <text:p text:style-name="P27"><text:span text:style-name="T9"><text:tab/></text:span><text:span text:style-name="T9">On détruit le nœud pointé par le pointeur.</text:span></text:p>
              <text:p text:style-name="P27"><text:span text:style-name="T9"><text:tab/></text:span><text:span text:style-name="T9">On décrémente le nombre de nœuds.</text:span></text:p>
              <text:p text:style-name="P27"><text:span text:style-name="T9">FINS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3" draw:text-style-name="P5" draw:layer="layout" svg:width="2.201cm" svg:height="3.801cm" svg:x="4.502cm" svg:y="12.92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8" xml:id="id56" draw:id="id56" draw:layer="layout" svg:width="1.199cm" svg:height="1.446cm" svg:x="5.102cm" svg:y="14.927cm">
          <text:list text:style-name="L3">
            <text:list-header>
              <text:p text:style-name="P7"><text:span text:style-name="T4">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2.401cm" svg:height="3.175cm" svg:x="1.697cm" svg:y="0.771cm" presentation:class="title" presentation:user-transformed="true">
          <draw:text-box>
            <text:list text:style-name="L1">
              <text:list-header>
                <text:p text:style-name="P1"><text:span text:style-name="T1">Retrait au début de la liste</text:span></text:p>
              </text:list-header>
            </text:list>
          </draw:text-box>
        </draw:frame>
        <draw:line draw:style-name="gr2" draw:text-style-name="P6" draw:layer="layout" svg:x1="4.502cm" svg:y1="14.728cm" svg:x2="6.703cm" svg:y2="14.733cm">
          <text:p/>
        </draw:line>
        <draw:custom-shape draw:style-name="gr23" draw:text-style-name="P5" xml:id="id53" draw:id="id53" draw:layer="layout" svg:width="3.4cm" svg:height="1.803cm" svg:x="8.705cm" svg:y="12.925cm">
          <text:p/>
          <draw:enhanced-geometry svg:viewBox="0 0 21600 21600" draw:type="rectangle" draw:enhanced-path="M 0 0 L 21600 0 21600 21600 0 21600 0 0 Z N"/>
        </draw:custom-shape>
        <draw:line draw:style-name="gr2" draw:text-style-name="P6" xml:id="id54" draw:id="id54" draw:layer="layout" svg:x1="11.104cm" svg:y1="12.925cm" svg:x2="11.108cm" svg:y2="14.728cm">
          <text:p/>
        </draw:line>
        <draw:custom-shape draw:style-name="gr55" draw:text-style-name="P8" xml:id="id57" draw:id="id57" draw:layer="layout" svg:width="1.199cm" svg:height="1.446cm" svg:x="5.098cm" svg:y="14.927cm">
          <text:list text:style-name="L3">
            <text:list-header>
              <text:p text:style-name="P7"><text:span text:style-name="T4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6" xml:id="id50" draw:id="id50" draw:layer="layout" svg:x1="5.905cm" svg:y1="13.926cm" svg:x2="8.506cm" svg:y2="13.93cm">
          <text:p/>
        </draw:line>
        <draw:custom-shape draw:style-name="gr23" draw:text-style-name="P5" draw:layer="layout" svg:width="3.4cm" svg:height="1.803cm" svg:x="14.305cm" svg:y="12.925cm">
          <text:p/>
          <draw:enhanced-geometry svg:viewBox="0 0 21600 21600" draw:type="rectangle" draw:enhanced-path="M 0 0 L 21600 0 21600 21600 0 21600 0 0 Z N"/>
        </draw:custom-shape>
        <draw:line draw:style-name="gr2" draw:text-style-name="P6" draw:layer="layout" svg:x1="16.704cm" svg:y1="12.925cm" svg:x2="16.708cm" svg:y2="14.728cm">
          <text:p/>
        </draw:line>
        <draw:line draw:style-name="gr5" draw:text-style-name="P6" xml:id="id55" draw:id="id55" draw:layer="layout" svg:x1="11.505cm" svg:y1="13.926cm" svg:x2="14.107cm" svg:y2="13.93cm">
          <text:p/>
        </draw:line>
        <draw:custom-shape draw:style-name="gr23" draw:text-style-name="P5" draw:layer="layout" svg:width="3.4cm" svg:height="1.803cm" svg:x="19.301cm" svg:y="12.925cm">
          <text:p/>
          <draw:enhanced-geometry svg:viewBox="0 0 21600 21600" draw:type="rectangle" draw:enhanced-path="M 0 0 L 21600 0 21600 21600 0 21600 0 0 Z N"/>
        </draw:custom-shape>
        <draw:line draw:style-name="gr2" draw:text-style-name="P6" draw:layer="layout" svg:x1="21.7cm" svg:y1="12.925cm" svg:x2="21.705cm" svg:y2="14.728cm">
          <text:p/>
        </draw:line>
        <draw:custom-shape draw:style-name="gr56" draw:text-style-name="P8" xml:id="id52" draw:id="id52" draw:layer="layout" svg:width="1.799cm" svg:height="1.446cm" svg:x="9.102cm" svg:y="13.123cm">
          <text:list text:style-name="L3">
            <text:list-header>
              <text:p text:style-name="P7"><text:span text:style-name="T4">3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8" draw:layer="layout" svg:width="1.799cm" svg:height="1.446cm" svg:x="14.702cm" svg:y="13.123cm">
          <text:list text:style-name="L3">
            <text:list-header>
              <text:p text:style-name="P7"><text:span text:style-name="T4">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8" draw:layer="layout" svg:width="1.799cm" svg:height="1.446cm" svg:x="19.698cm" svg:y="13.123cm">
          <text:list text:style-name="L3">
            <text:list-header>
              <text:p text:style-name="P7"><text:span text:style-name="T4">2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20" xml:id="id47" draw:id="id47" draw:layer="layout" svg:width="22.401cm" svg:height="7.073cm" svg:x="1.698cm" svg:y="4.3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5" xml:id="id48" draw:id="id48" draw:layer="layout" svg:width="2.399cm" svg:height="1.605cm" svg:x="8.7cm" svg:y="16.126cm">
          <text:p/>
          <draw:enhanced-geometry svg:viewBox="0 0 21600 21600" draw:type="rectangle" draw:enhanced-path="M 0 0 L 21600 0 21600 21600 0 21600 0 0 Z N"/>
        </draw:custom-shape>
        <draw:line draw:style-name="gr5" draw:text-style-name="P6" xml:id="id49" draw:id="id49" draw:layer="layout" svg:x1="9.9cm" svg:y1="16.938cm" svg:x2="9.904cm" svg:y2="14.914cm">
          <text:p/>
        </draw:line>
        <draw:line draw:style-name="gr2" draw:text-style-name="P6" draw:layer="layout" svg:x1="21.696cm" svg:y1="12.925cm" svg:x2="22.697cm" svg:y2="14.724cm">
          <text:p/>
        </draw:line>
        <draw:line draw:style-name="gr2" draw:text-style-name="P6" draw:layer="layout" svg:x1="21.696cm" svg:y1="14.736cm" svg:x2="22.697cm" svg:y2="12.911cm">
          <text:p/>
        </draw:line>
        <draw:line draw:style-name="gr5" draw:text-style-name="P6" draw:layer="layout" svg:x1="17.101cm" svg:y1="13.926cm" svg:x2="19.103cm" svg:y2="13.93cm">
          <text:p/>
        </draw:line>
        <draw:custom-shape draw:style-name="gr61" draw:text-style-name="P2" xml:id="id51" draw:id="id51" draw:layer="layout" svg:width="9.221cm" svg:height="3.996cm" svg:x="5.697cm" svg:y="11.725cm">
          <text:p/>
          <draw:enhanced-geometry svg:viewBox="0 0 21600 21600" draw:type="mso-spt100" draw:modifiers="-175.474899291992 -25.7879638671875 21533" draw:enhanced-path="V 0 0 21600 21600 ?f3 ?f1 ?f7 ?f5 S L 10800 10800 Z N V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peek-in" presentation:preset-sub-type="from-top">
                  <anim:set smil:begin="0s" smil:dur="0.001s" smil:fill="hold" smil:targetElement="id47" smil:attributeName="visibility" smil:to="visible"/>
                  <anim:transitionFilter smil:dur="0.5s" smil:targetElement="id47" smil:type="slideWipe" smil:subtype="fromTop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peek-out" presentation:preset-sub-type="from-bottom">
                  <anim:transitionFilter smil:dur="0.5s" smil:targetElement="id47" smil:type="slideWipe" smil:subtype="fromBottom" smil:mode="out"/>
                  <anim:set smil:begin="0.499s" smil:dur="0.001s" smil:fill="hold" smil:targetElement="id47" smil:attributeName="visibility" smil:to="hidden"/>
                </anim:par>
              </anim:par>
              <anim:par smil:begin="0.5s" smil:dur="indefinite" smil:fill="hold">
                <anim:par smil:begin="0s" smil:dur="indefinite" smil:fill="hold" smil:accelerate="1" presentation:node-type="after-previous" presentation:preset-class="entrance" presentation:preset-id="ooo-entrance-fold">
                  <anim:set smil:begin="0s" smil:dur="0.001s" smil:fill="hold" smil:targetElement="id48" smil:attributeName="visibility" smil:to="visible"/>
                  <anim:animate smil:dur="1s" smil:fill="hold" smil:targetElement="id48" smil:attributeName="width" smil:values="width*2.5;width" smil:keyTimes="0;1"/>
                  <anim:animate smil:dur="1s" smil:fill="hold" smil:targetElement="id48" smil:attributeName="height" smil:values="height*0.01;height" smil:keyTimes="0;1"/>
                  <anim:animate smil:dur="1s" smil:fill="hold" smil:targetElement="id48" smil:attributeName="x" smil:values="x;x" smil:keyTimes="0;1"/>
                  <anim:animate smil:dur="1s" smil:fill="hold" smil:targetElement="id48" smil:attributeName="y" smil:values="height+1;y" smil:keyTimes="0;1"/>
                  <anim:transitionFilter smil:dur="1s" smil:targetElement="id48" smil:type="fade" smil:subtype="crossfade"/>
                </anim:par>
              </anim:par>
              <anim:par smil:begin="1.5s" smil:dur="indefinite" smil:fill="hold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49" smil:attributeName="visibility" smil:to="visible"/>
                  <anim:transitionFilter smil:dur="2s" smil:targetElement="id49" smil:type="barWipe" smil:subtype="topToBottom" smil:direction="reverse"/>
                </anim:par>
              </anim:par>
              <anim:par smil:begin="3.5s" smil:dur="indefinite" smil:fill="hold">
                <anim:par smil:begin="0s" smil:dur="indefinite" smil:fill="hold" presentation:node-type="after-previous" presentation:preset-class="exit" presentation:preset-id="ooo-exit-wipe" presentation:preset-sub-type="from-right">
                  <anim:transitionFilter smil:dur="2s" smil:targetElement="id50" smil:type="barWipe" smil:subtype="leftToRight" smil:mode="out" smil:direction="reverse"/>
                  <anim:set smil:begin="1.999s" smil:dur="0.001s" smil:fill="hold" smil:targetElement="id50" smil:attributeName="visibility" smil:to="hidden"/>
                </anim:par>
              </anim:par>
              <anim:par smil:begin="5.5s" smil:dur="indefinite" smil:fill="hold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51" smil:attributeName="visibility" smil:to="visible"/>
                  <anim:transitionFilter smil:dur="2s" smil:targetElement="id51" smil:type="barWipe" smil:subtype="leftToRight"/>
                </anim:par>
              </anim:par>
              <anim:par smil:begin="7.5s" smil:dur="indefinite" smil:fill="hold">
                <anim:par smil:begin="0s" smil:dur="indefinite" smil:fill="hold" presentation:node-type="after-previous" presentation:preset-class="exit" presentation:preset-id="ooo-exit-fade-out">
                  <anim:transitionFilter smil:dur="2s" smil:targetElement="id52" smil:type="fade" smil:subtype="crossfade" smil:mode="out"/>
                  <anim:set smil:begin="1.999s" smil:dur="0.001s" smil:fill="hold" smil:targetElement="id52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53" smil:type="fade" smil:subtype="crossfade" smil:mode="out"/>
                  <anim:set smil:begin="1.999s" smil:dur="0.001s" smil:fill="hold" smil:targetElement="id53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54" smil:type="fade" smil:subtype="crossfade" smil:mode="out"/>
                  <anim:set smil:begin="1.999s" smil:dur="0.001s" smil:fill="hold" smil:targetElement="id54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55" smil:type="fade" smil:subtype="crossfade" smil:mode="out"/>
                  <anim:set smil:begin="1.999s" smil:dur="0.001s" smil:fill="hold" smil:targetElement="id55" smil:attributeName="visibility" smil:to="hidden"/>
                </anim:par>
              </anim:par>
              <anim:par smil:begin="9.5s" smil:dur="indefinite" smil:fill="hold">
                <anim:par smil:begin="0s" smil:dur="indefinite" smil:fill="hold" presentation:node-type="after-previous" presentation:preset-class="exit" presentation:preset-id="ooo-exit-fade-out-and-zoom">
                  <anim:animate smil:dur="0.5s" smil:targetElement="id56" smil:attributeName="width" smil:values="width;0" smil:keyTimes="0;1"/>
                  <anim:animate smil:dur="0.5s" smil:targetElement="id56" smil:attributeName="height" smil:values="height;0" smil:keyTimes="0;1"/>
                  <anim:transitionFilter smil:dur="0.5s" smil:targetElement="id56" smil:type="fade" smil:subtype="crossfade" smil:mode="out"/>
                  <anim:set smil:begin="0.499s" smil:dur="0.001s" smil:fill="hold" smil:targetElement="id56" smil:attributeName="visibility" smil:to="hidden"/>
                </anim:par>
              </anim:par>
              <anim:par smil:begin="10s" smil:dur="indefinite" smil:fill="hold">
                <anim:par smil:begin="0s" smil:dur="indefinite" smil:fill="hold" presentation:node-type="after-previous" presentation:preset-class="entrance" presentation:preset-id="ooo-entrance-fade-in-and-zoom">
                  <anim:set smil:begin="0s" smil:dur="0.001s" smil:fill="hold" smil:targetElement="id57" smil:attributeName="visibility" smil:to="visible"/>
                  <anim:animate smil:dur="0.5s" smil:fill="hold" smil:targetElement="id57" smil:attributeName="width" smil:values="0;width" smil:keyTimes="0;1"/>
                  <anim:animate smil:dur="0.5s" smil:fill="hold" smil:targetElement="id57" smil:attributeName="height" smil:values="0;height" smil:keyTimes="0;1"/>
                  <anim:transitionFilter smil:dur="0.5s" smil:targetElement="id57" smil:type="fade" smil:subtype="crossfade"/>
                </anim:par>
              </anim:par>
            </anim:par>
          </anim:seq>
        </anim:par>
        <presentation:notes draw:style-name="dp2">
          <draw:page-thumbnail draw:layer="layout" svg:width="7.144cm" svg:height="9.525cm" svg:x="5.953cm" svg:y="1.931cm" draw:page-number="11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custom-shape draw:style-name="gr62" draw:text-style-name="P30" draw:layer="layout" svg:width="22.406cm" svg:height="8.291cm" svg:x="1.693cm" svg:y="4.233cm">
          <text:list text:style-name="L2">
            <text:list-header>
              <text:p text:style-name="P29"><text:span text:style-name="T14">SI la liste n’est pas vide ALORS</text:span></text:p>
              <text:p text:style-name="P29"><text:span text:style-name="T14"><text:tab/></text:span><text:span text:style-name="T14">SI la liste ne contient qu’un seul élément ALORS</text:span></text:p>
              <text:p text:style-name="P29"><text:span text:style-name="T14"><text:tab/></text:span><text:span text:style-name="T14"><text:tab/></text:span><text:span text:style-name="T14">Retirer au début de la liste.</text:span></text:p>
              <text:p text:style-name="P29"><text:span text:style-name="T14"><text:tab/></text:span><text:span text:style-name="T14">SINON</text:span></text:p>
              <text:p text:style-name="P29"><text:span text:style-name="T14"><text:tab/></text:span><text:span text:style-name="T14"><text:tab/></text:span><text:span text:style-name="T14">On fait pointer un pointeur sur l’élément à l’indice nombre de nœuds </text:span></text:p>
              <text:p text:style-name="P29"><text:span text:style-name="T14"><text:tab/></text:span><text:span text:style-name="T14"><text:tab/></text:span><text:span text:style-name="T14">On détruit le dernier nœud.</text:span></text:p>
              <text:p text:style-name="P29"><text:span text:style-name="T14"><text:tab/></text:span><text:span text:style-name="T14"><text:tab/></text:span><text:span text:style-name="T14">On fait pointer l’avant dernier vers NULL.</text:span></text:p>
              <text:p text:style-name="P29"><text:span text:style-name="T14"><text:tab/></text:span><text:span text:style-name="T14"><text:tab/></text:span><text:span text:style-name="T14">On décrémente le nombre de nœuds.</text:span></text:p>
              <text:p text:style-name="P29"><text:span text:style-name="T14"><text:tab/></text:span><text:span text:style-name="T14">FINSI</text:span></text:p>
              <text:p text:style-name="P29"><text:span text:style-name="T14">FINS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2.2cm" svg:height="3.802cm" svg:x="4.701cm" svg:y="13.72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8" xml:id="id70" draw:id="id70" draw:layer="layout" svg:width="1.2cm" svg:height="1.446cm" svg:x="5.3cm" svg:y="15.729cm">
          <text:list text:style-name="L3">
            <text:list-header>
              <text:p text:style-name="P7"><text:span text:style-name="T4">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2.401cm" svg:height="3.175cm" svg:x="1.697cm" svg:y="0.771cm" presentation:class="title" presentation:user-transformed="true">
          <draw:text-box>
            <text:list text:style-name="L1">
              <text:list-header>
                <text:p text:style-name="P1"><text:span text:style-name="T1">Retrait à la fin de la liste</text:span></text:p>
              </text:list-header>
            </text:list>
          </draw:text-box>
        </draw:frame>
        <draw:line draw:style-name="gr2" draw:text-style-name="P6" draw:layer="layout" svg:x1="4.701cm" svg:y1="15.531cm" svg:x2="6.901cm" svg:y2="15.535cm">
          <text:p/>
        </draw:line>
        <draw:custom-shape draw:style-name="gr3" draw:text-style-name="P5" draw:layer="layout" svg:width="3.4cm" svg:height="1.804cm" svg:x="8.903cm" svg:y="13.727cm">
          <text:p/>
          <draw:enhanced-geometry svg:viewBox="0 0 21600 21600" draw:type="rectangle" draw:enhanced-path="M 0 0 L 21600 0 21600 21600 0 21600 0 0 Z N"/>
        </draw:custom-shape>
        <draw:line draw:style-name="gr2" draw:text-style-name="P6" draw:layer="layout" svg:x1="11.302cm" svg:y1="13.727cm" svg:x2="11.307cm" svg:y2="15.531cm">
          <text:p/>
        </draw:line>
        <draw:line draw:style-name="gr5" draw:text-style-name="P6" draw:layer="layout" svg:x1="6.103cm" svg:y1="14.728cm" svg:x2="8.705cm" svg:y2="14.733cm">
          <text:p/>
        </draw:line>
        <draw:custom-shape draw:style-name="gr64" draw:text-style-name="P5" draw:layer="layout" svg:width="3.399cm" svg:height="1.804cm" svg:x="14.504cm" svg:y="13.727cm">
          <text:p/>
          <draw:enhanced-geometry svg:viewBox="0 0 21600 21600" draw:type="rectangle" draw:enhanced-path="M 0 0 L 21600 0 21600 21600 0 21600 0 0 Z N"/>
        </draw:custom-shape>
        <draw:line draw:style-name="gr2" draw:text-style-name="P6" draw:layer="layout" svg:x1="16.902cm" svg:y1="13.727cm" svg:x2="16.907cm" svg:y2="15.531cm">
          <text:p/>
        </draw:line>
        <draw:line draw:style-name="gr5" draw:text-style-name="P6" draw:layer="layout" svg:x1="11.703cm" svg:y1="14.728cm" svg:x2="14.305cm" svg:y2="14.733cm">
          <text:p/>
        </draw:line>
        <draw:custom-shape draw:style-name="gr3" draw:text-style-name="P5" xml:id="id63" draw:id="id63" draw:layer="layout" svg:width="3.4cm" svg:height="1.804cm" svg:x="19.5cm" svg:y="13.727cm">
          <text:p/>
          <draw:enhanced-geometry svg:viewBox="0 0 21600 21600" draw:type="rectangle" draw:enhanced-path="M 0 0 L 21600 0 21600 21600 0 21600 0 0 Z N"/>
        </draw:custom-shape>
        <draw:line draw:style-name="gr2" draw:text-style-name="P6" xml:id="id66" draw:id="id66" draw:layer="layout" svg:x1="21.899cm" svg:y1="13.727cm" svg:x2="21.903cm" svg:y2="15.531cm">
          <text:p/>
        </draw:line>
        <draw:custom-shape draw:style-name="gr65" draw:text-style-name="P8" draw:layer="layout" svg:width="1.799cm" svg:height="1.446cm" svg:x="9.3cm" svg:y="13.926cm">
          <text:list text:style-name="L3">
            <text:list-header>
              <text:p text:style-name="P7"><text:span text:style-name="T4">3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8" draw:layer="layout" svg:width="1.8cm" svg:height="1.446cm" svg:x="14.9cm" svg:y="13.926cm">
          <text:list text:style-name="L3">
            <text:list-header>
              <text:p text:style-name="P7"><text:span text:style-name="T4">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8" xml:id="id62" draw:id="id62" draw:layer="layout" svg:width="1.803cm" svg:height="1.446cm" svg:x="19.897cm" svg:y="13.926cm">
          <text:list text:style-name="L3">
            <text:list-header>
              <text:p text:style-name="P7"><text:span text:style-name="T4">2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20" xml:id="id58" draw:id="id58" draw:layer="layout" svg:width="22.401cm" svg:height="8.475cm" svg:x="1.698cm" svg:y="4.3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22" xml:id="id59" draw:id="id59" draw:layer="layout" svg:width="2.399cm" svg:height="1.605cm" svg:x="14.499cm" svg:y="16.925cm">
          <text:list text:style-name="L5">
            <text:list-header>
              <text:p text:style-name="P21"><text:span text:style-name="T13">p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5" draw:text-style-name="P6" xml:id="id60" draw:id="id60" draw:layer="layout" svg:x1="15.711cm" svg:y1="17.74cm" svg:x2="10.084cm" svg:y2="15.716cm">
          <text:p/>
        </draw:line>
        <draw:line draw:style-name="gr2" draw:text-style-name="P6" xml:id="id64" draw:id="id64" draw:layer="layout" svg:x1="21.894cm" svg:y1="13.727cm" svg:x2="22.895cm" svg:y2="15.527cm">
          <text:p/>
        </draw:line>
        <draw:line draw:style-name="gr2" draw:text-style-name="P6" xml:id="id65" draw:id="id65" draw:layer="layout" svg:x1="21.894cm" svg:y1="15.54cm" svg:x2="22.895cm" svg:y2="13.714cm">
          <text:p/>
        </draw:line>
        <draw:line draw:style-name="gr5" draw:text-style-name="P6" xml:id="id67" draw:id="id67" draw:layer="layout" svg:x1="17.299cm" svg:y1="14.728cm" svg:x2="19.301cm" svg:y2="14.733cm">
          <text:p/>
        </draw:line>
        <draw:line draw:style-name="gr5" draw:text-style-name="P6" xml:id="id61" draw:id="id61" draw:layer="layout" svg:x1="15.699cm" svg:y1="17.74cm" svg:x2="15.703cm" svg:y2="15.712cm">
          <text:p/>
        </draw:line>
        <draw:line draw:style-name="gr2" draw:text-style-name="P6" xml:id="id68" draw:id="id68" draw:layer="layout" svg:x1="16.902cm" svg:y1="13.727cm" svg:x2="17.899cm" svg:y2="15.527cm">
          <text:p/>
        </draw:line>
        <draw:line draw:style-name="gr2" draw:text-style-name="P6" xml:id="id69" draw:id="id69" draw:layer="layout" svg:x1="16.902cm" svg:y1="15.54cm" svg:x2="17.899cm" svg:y2="13.714cm">
          <text:p/>
        </draw:lin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peek-in" presentation:preset-sub-type="from-top">
                  <anim:set smil:begin="0s" smil:dur="0.001s" smil:fill="hold" smil:targetElement="id58" smil:attributeName="visibility" smil:to="visible"/>
                  <anim:transitionFilter smil:dur="0.5s" smil:targetElement="id58" smil:type="slideWipe" smil:subtype="fromTop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peek-out" presentation:preset-sub-type="from-bottom">
                  <anim:transitionFilter smil:dur="0.5s" smil:targetElement="id58" smil:type="slideWipe" smil:subtype="fromBottom" smil:mode="out"/>
                  <anim:set smil:begin="0.499s" smil:dur="0.001s" smil:fill="hold" smil:targetElement="id58" smil:attributeName="visibility" smil:to="hidden"/>
                </anim:par>
              </anim:par>
              <anim:par smil:begin="0.5s" smil:dur="indefinite" smil:fill="hold">
                <anim:par smil:begin="0s" smil:dur="indefinite" smil:fill="hold" smil:accelerate="1" presentation:node-type="after-previous" presentation:preset-class="entrance" presentation:preset-id="ooo-entrance-fold">
                  <anim:set smil:begin="0s" smil:dur="0.001s" smil:fill="hold" smil:targetElement="id59" smil:attributeName="visibility" smil:to="visible"/>
                  <anim:animate smil:dur="1s" smil:fill="hold" smil:targetElement="id59" smil:attributeName="width" smil:values="width*2.5;width" smil:keyTimes="0;1"/>
                  <anim:animate smil:dur="1s" smil:fill="hold" smil:targetElement="id59" smil:attributeName="height" smil:values="height*0.01;height" smil:keyTimes="0;1"/>
                  <anim:animate smil:dur="1s" smil:fill="hold" smil:targetElement="id59" smil:attributeName="x" smil:values="x;x" smil:keyTimes="0;1"/>
                  <anim:animate smil:dur="1s" smil:fill="hold" smil:targetElement="id59" smil:attributeName="y" smil:values="height+1;y" smil:keyTimes="0;1"/>
                  <anim:transitionFilter smil:dur="1s" smil:targetElement="id59" smil:type="fade" smil:subtype="crossfade"/>
                </anim:par>
              </anim:par>
              <anim:par smil:begin="1.5s" smil:dur="indefinite" smil:fill="hold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60" smil:attributeName="visibility" smil:to="visible"/>
                  <anim:transitionFilter smil:dur="2s" smil:targetElement="id60" smil:type="barWipe" smil:subtype="topToBottom" smil:direction="reverse"/>
                </anim:par>
              </anim:par>
              <anim:par smil:begin="3.5s" smil:dur="indefinite" smil:fill="hold">
                <anim:par smil:begin="0s" smil:dur="indefinite" smil:fill="hold" presentation:node-type="after-previous" presentation:preset-class="exit" presentation:preset-id="ooo-exit-wipe" presentation:preset-sub-type="from-top">
                  <anim:transitionFilter smil:dur="2s" smil:targetElement="id60" smil:type="barWipe" smil:subtype="topToBottom" smil:mode="out"/>
                  <anim:set smil:begin="1.999s" smil:dur="0.001s" smil:fill="hold" smil:targetElement="id60" smil:attributeName="visibility" smil:to="hidden"/>
                </anim:par>
              </anim:par>
              <anim:par smil:begin="5.5s" smil:dur="indefinite" smil:fill="hold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61" smil:attributeName="visibility" smil:to="visible"/>
                  <anim:transitionFilter smil:dur="2s" smil:targetElement="id61" smil:type="barWipe" smil:subtype="topToBottom" smil:direction="reverse"/>
                </anim:par>
              </anim:par>
              <anim:par smil:begin="7.5s" smil:dur="indefinite" smil:fill="hold">
                <anim:par smil:begin="0s" smil:dur="indefinite" smil:fill="hold" presentation:node-type="after-previous" presentation:preset-class="exit" presentation:preset-id="ooo-exit-fade-out">
                  <anim:transitionFilter smil:dur="2s" smil:targetElement="id62" smil:type="fade" smil:subtype="crossfade" smil:mode="out"/>
                  <anim:set smil:begin="1.999s" smil:dur="0.001s" smil:fill="hold" smil:targetElement="id62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63" smil:type="fade" smil:subtype="crossfade" smil:mode="out"/>
                  <anim:set smil:begin="1.999s" smil:dur="0.001s" smil:fill="hold" smil:targetElement="id63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64" smil:type="fade" smil:subtype="crossfade" smil:mode="out"/>
                  <anim:set smil:begin="1.999s" smil:dur="0.001s" smil:fill="hold" smil:targetElement="id64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65" smil:type="fade" smil:subtype="crossfade" smil:mode="out"/>
                  <anim:set smil:begin="1.999s" smil:dur="0.001s" smil:fill="hold" smil:targetElement="id65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66" smil:type="fade" smil:subtype="crossfade" smil:mode="out"/>
                  <anim:set smil:begin="1.999s" smil:dur="0.001s" smil:fill="hold" smil:targetElement="id66" smil:attributeName="visibility" smil:to="hidden"/>
                </anim:par>
              </anim:par>
              <anim:par smil:begin="9.5s" smil:dur="indefinite" smil:fill="hold">
                <anim:par smil:begin="0s" smil:dur="indefinite" smil:fill="hold" presentation:node-type="after-previous" presentation:preset-class="exit" presentation:preset-id="ooo-exit-wipe" presentation:preset-sub-type="from-right">
                  <anim:transitionFilter smil:dur="2s" smil:targetElement="id67" smil:type="barWipe" smil:subtype="leftToRight" smil:mode="out" smil:direction="reverse"/>
                  <anim:set smil:begin="1.999s" smil:dur="0.001s" smil:fill="hold" smil:targetElement="id67" smil:attributeName="visibility" smil:to="hidden"/>
                </anim:par>
              </anim:par>
              <anim:par smil:begin="11.5s" smil:dur="indefinite" smil:fill="hold">
                <anim:par smil:begin="0s" smil:dur="indefinite" smil:fill="hold" presentation:node-type="after-previous" presentation:preset-class="entrance" presentation:preset-id="ooo-entrance-fade-in-and-zoom">
                  <anim:set smil:begin="0s" smil:dur="0.001s" smil:fill="hold" smil:targetElement="id68" smil:attributeName="visibility" smil:to="visible"/>
                  <anim:animate smil:dur="0.5s" smil:fill="hold" smil:targetElement="id68" smil:attributeName="width" smil:values="0;width" smil:keyTimes="0;1"/>
                  <anim:animate smil:dur="0.5s" smil:fill="hold" smil:targetElement="id68" smil:attributeName="height" smil:values="0;height" smil:keyTimes="0;1"/>
                  <anim:transitionFilter smil:dur="0.5s" smil:targetElement="id68" smil:type="fade" smil:subtype="crossfade"/>
                </anim:par>
                <anim:par smil:begin="0s" smil:dur="indefinite" smil:fill="hold" presentation:node-type="with-previous" presentation:preset-class="entrance" presentation:preset-id="ooo-entrance-fade-in-and-zoom">
                  <anim:set smil:begin="0s" smil:dur="0.001s" smil:fill="hold" smil:targetElement="id69" smil:attributeName="visibility" smil:to="visible"/>
                  <anim:animate smil:dur="0.5s" smil:fill="hold" smil:targetElement="id69" smil:attributeName="width" smil:values="0;width" smil:keyTimes="0;1"/>
                  <anim:animate smil:dur="0.5s" smil:fill="hold" smil:targetElement="id69" smil:attributeName="height" smil:values="0;height" smil:keyTimes="0;1"/>
                  <anim:transitionFilter smil:dur="0.5s" smil:targetElement="id69" smil:type="fade" smil:subtype="crossfade"/>
                </anim:par>
              </anim:par>
              <anim:par smil:begin="12s" smil:dur="indefinite" smil:fill="hold">
                <anim:par smil:begin="0s" smil:dur="indefinite" smil:fill="hold" presentation:node-type="after-previous" presentation:preset-class="exit" presentation:preset-id="ooo-exit-fade-out-and-zoom">
                  <anim:animate smil:dur="0.5s" smil:targetElement="id70" smil:attributeName="width" smil:values="width;0" smil:keyTimes="0;1"/>
                  <anim:animate smil:dur="0.5s" smil:targetElement="id70" smil:attributeName="height" smil:values="height;0" smil:keyTimes="0;1"/>
                  <anim:transitionFilter smil:dur="0.5s" smil:targetElement="id70" smil:type="fade" smil:subtype="crossfade" smil:mode="out"/>
                  <anim:set smil:begin="0.499s" smil:dur="0.001s" smil:fill="hold" smil:targetElement="id70" smil:attributeName="visibility" smil:to="hidden"/>
                </anim:par>
              </anim:par>
            </anim:par>
          </anim:seq>
        </anim:par>
        <presentation:notes draw:style-name="dp2">
          <draw:page-thumbnail draw:layer="layout" svg:width="7.144cm" svg:height="9.525cm" svg:x="5.953cm" svg:y="1.931cm" draw:page-number="12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custom-shape draw:style-name="gr70" draw:text-style-name="P26" draw:layer="layout" svg:width="23.01cm" svg:height="9.093cm" svg:x="1.693cm" svg:y="4.233cm">
          <text:list text:style-name="L2">
            <text:list-header>
              <text:p text:style-name="P25"><text:span text:style-name="T14">SI i </text:span><text:span text:style-name="T16">≥</text:span><text:span text:style-name="T14"> 0 et i &lt; nombre de nœuds de la liste ALORS</text:span></text:p>
              <text:p text:style-name="P25"><text:span text:style-name="T14"><text:tab/></text:span><text:span text:style-name="T14">SI la liste ne contient qu’un seul élément ALORS</text:span></text:p>
              <text:p text:style-name="P25"><text:span text:style-name="T14"><text:tab/></text:span><text:span text:style-name="T14"><text:tab/></text:span><text:span text:style-name="T14">Retirer au début de la liste.</text:span></text:p>
              <text:p text:style-name="P25"><text:span text:style-name="T14"><text:tab/></text:span><text:span text:style-name="T14">SINON</text:span></text:p>
              <text:p text:style-name="P25"><text:span text:style-name="T14"><text:tab/></text:span><text:span text:style-name="T14"><text:tab/></text:span><text:span text:style-name="T14">On fait pointer un pointeur sur l’élément à l’indice i – 1.</text:span></text:p>
              <text:p text:style-name="P25"><text:span text:style-name="T14"><text:tab/></text:span><text:span text:style-name="T14"><text:tab/></text:span><text:span text:style-name="T14">On fait pointer un pointeur sur l’élément à l’indice i.</text:span></text:p>
              <text:p text:style-name="P25"><text:span text:style-name="T14"><text:tab/></text:span><text:span text:style-name="T14"><text:tab/></text:span><text:span text:style-name="T14">On fait pointer le i-1</text:span><text:span text:style-name="T15">ème</text:span><text:span text:style-name="T14"> nœud sur le i+1</text:span><text:span text:style-name="T15">ème</text:span><text:span text:style-name="T14"> nœud (NULL si on détruit le dernier).</text:span></text:p>
              <text:p text:style-name="P25"><text:span text:style-name="T14"><text:tab/></text:span><text:span text:style-name="T14"><text:tab/></text:span><text:span text:style-name="T14">On détruit le i</text:span><text:span text:style-name="T15">ème</text:span><text:span text:style-name="T14"> nœud.</text:span></text:p>
              <text:p text:style-name="P25"><text:span text:style-name="T14"><text:tab/></text:span><text:span text:style-name="T14"><text:tab/></text:span><text:span text:style-name="T14">On décrémente le nombre de nœuds.</text:span></text:p>
              <text:p text:style-name="P25"><text:span text:style-name="T14"><text:tab/></text:span><text:span text:style-name="T14">FINSI</text:span></text:p>
              <text:p text:style-name="P25"><text:span text:style-name="T14">FINS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2.2cm" svg:height="3.802cm" svg:x="4.701cm" svg:y="13.727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8" xml:id="id82" draw:id="id82" draw:layer="layout" svg:width="1.2cm" svg:height="1.446cm" svg:x="5.3cm" svg:y="15.729cm">
          <text:list text:style-name="L3">
            <text:list-header>
              <text:p text:style-name="P7"><text:span text:style-name="T4">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2.401cm" svg:height="3.175cm" svg:x="1.697cm" svg:y="0.771cm" presentation:class="title" presentation:user-transformed="true">
          <draw:text-box>
            <text:list text:style-name="L1">
              <text:list-header>
                <text:p text:style-name="P1"><text:span text:style-name="T1">Retrait à la i</text:span><text:span text:style-name="T10">ème</text:span><text:span text:style-name="T1"> position</text:span></text:p>
              </text:list-header>
            </text:list>
          </draw:text-box>
        </draw:frame>
        <draw:line draw:style-name="gr2" draw:text-style-name="P6" draw:layer="layout" svg:x1="4.701cm" svg:y1="15.531cm" svg:x2="6.901cm" svg:y2="15.535cm">
          <text:p/>
        </draw:line>
        <draw:custom-shape draw:style-name="gr3" draw:text-style-name="P5" draw:layer="layout" svg:width="3.4cm" svg:height="1.804cm" svg:x="8.903cm" svg:y="13.727cm">
          <text:p/>
          <draw:enhanced-geometry svg:viewBox="0 0 21600 21600" draw:type="rectangle" draw:enhanced-path="M 0 0 L 21600 0 21600 21600 0 21600 0 0 Z N"/>
        </draw:custom-shape>
        <draw:line draw:style-name="gr2" draw:text-style-name="P6" draw:layer="layout" svg:x1="11.302cm" svg:y1="13.727cm" svg:x2="11.307cm" svg:y2="15.531cm">
          <text:p/>
        </draw:line>
        <draw:line draw:style-name="gr5" draw:text-style-name="P6" draw:layer="layout" svg:x1="6.103cm" svg:y1="14.728cm" svg:x2="8.705cm" svg:y2="14.733cm">
          <text:p/>
        </draw:line>
        <draw:custom-shape draw:style-name="gr64" draw:text-style-name="P5" xml:id="id78" draw:id="id78" draw:layer="layout" svg:width="3.399cm" svg:height="1.804cm" svg:x="14.504cm" svg:y="13.727cm">
          <text:p/>
          <draw:enhanced-geometry svg:viewBox="0 0 21600 21600" draw:type="rectangle" draw:enhanced-path="M 0 0 L 21600 0 21600 21600 0 21600 0 0 Z N"/>
        </draw:custom-shape>
        <draw:line draw:style-name="gr2" draw:text-style-name="P6" xml:id="id81" draw:id="id81" draw:layer="layout" svg:x1="16.902cm" svg:y1="13.727cm" svg:x2="16.907cm" svg:y2="15.531cm">
          <text:p/>
        </draw:line>
        <draw:line draw:style-name="gr5" draw:text-style-name="P6" xml:id="id76" draw:id="id76" draw:layer="layout" svg:x1="11.703cm" svg:y1="14.728cm" svg:x2="14.305cm" svg:y2="14.733cm">
          <text:p/>
        </draw:line>
        <draw:custom-shape draw:style-name="gr3" draw:text-style-name="P5" draw:layer="layout" svg:width="3.4cm" svg:height="1.804cm" svg:x="19.5cm" svg:y="13.727cm">
          <text:p/>
          <draw:enhanced-geometry svg:viewBox="0 0 21600 21600" draw:type="rectangle" draw:enhanced-path="M 0 0 L 21600 0 21600 21600 0 21600 0 0 Z N"/>
        </draw:custom-shape>
        <draw:line draw:style-name="gr2" draw:text-style-name="P6" draw:layer="layout" svg:x1="21.899cm" svg:y1="13.727cm" svg:x2="21.903cm" svg:y2="15.531cm">
          <text:p/>
        </draw:line>
        <draw:custom-shape draw:style-name="gr72" draw:text-style-name="P8" draw:layer="layout" svg:width="1.799cm" svg:height="1.446cm" svg:x="9.3cm" svg:y="13.926cm">
          <text:list text:style-name="L3">
            <text:list-header>
              <text:p text:style-name="P7"><text:span text:style-name="T4">3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8" xml:id="id79" draw:id="id79" draw:layer="layout" svg:width="1.799cm" svg:height="1.446cm" svg:x="14.702cm" svg:y="13.926cm">
          <text:list text:style-name="L3">
            <text:list-header>
              <text:p text:style-name="P7"><text:span text:style-name="T4">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8" draw:layer="layout" svg:width="1.803cm" svg:height="1.446cm" svg:x="19.897cm" svg:y="13.926cm">
          <text:list text:style-name="L3">
            <text:list-header>
              <text:p text:style-name="P7"><text:span text:style-name="T4">2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" draw:text-style-name="P22" xml:id="id72" draw:id="id72" draw:layer="layout" svg:width="2.399cm" svg:height="1.605cm" svg:x="8.899cm" svg:y="16.925cm">
          <text:list text:style-name="L5">
            <text:list-header>
              <text:p text:style-name="P21"><text:span text:style-name="T13">p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5" draw:text-style-name="P6" xml:id="id73" draw:id="id73" draw:layer="layout" svg:x1="10.098cm" svg:y1="17.74cm" svg:x2="10.103cm" svg:y2="15.716cm">
          <text:p/>
        </draw:line>
        <draw:line draw:style-name="gr2" draw:text-style-name="P6" draw:layer="layout" svg:x1="21.894cm" svg:y1="13.727cm" svg:x2="22.895cm" svg:y2="15.527cm">
          <text:p/>
        </draw:line>
        <draw:line draw:style-name="gr2" draw:text-style-name="P6" draw:layer="layout" svg:x1="21.894cm" svg:y1="15.54cm" svg:x2="22.895cm" svg:y2="13.714cm">
          <text:p/>
        </draw:line>
        <draw:line draw:style-name="gr5" draw:text-style-name="P6" xml:id="id80" draw:id="id80" draw:layer="layout" svg:x1="17.299cm" svg:y1="14.728cm" svg:x2="19.301cm" svg:y2="14.733cm">
          <text:p/>
        </draw:line>
        <draw:custom-shape draw:style-name="gr76" draw:text-style-name="P20" xml:id="id71" draw:id="id71" draw:layer="layout" svg:width="22.802cm" svg:height="9.274cm" svg:x="1.698cm" svg:y="4.3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22" xml:id="id74" draw:id="id74" draw:layer="layout" svg:width="2.399cm" svg:height="1.605cm" svg:x="14.499cm" svg:y="16.925cm">
          <text:list text:style-name="L5">
            <text:list-header>
              <text:p text:style-name="P21"><text:span text:style-name="T13">p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5" draw:text-style-name="P6" xml:id="id75" draw:id="id75" draw:layer="layout" svg:x1="15.699cm" svg:y1="17.74cm" svg:x2="15.703cm" svg:y2="15.712cm">
          <text:p/>
        </draw:line>
        <draw:custom-shape draw:style-name="gr78" draw:text-style-name="P2" xml:id="id77" draw:id="id77" draw:layer="layout" svg:width="9.22cm" svg:height="3.99cm" svg:x="11.686cm" svg:y="12.524cm">
          <text:p/>
          <draw:enhanced-geometry svg:viewBox="0 0 21600 21600" draw:type="mso-spt100" draw:modifiers="-175.474899291992 -25.7879638671875 21533" draw:enhanced-path="V 0 0 21600 21600 ?f3 ?f1 ?f7 ?f5 S L 10800 10800 Z N V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peek-in" presentation:preset-sub-type="from-top">
                  <anim:set smil:begin="0s" smil:dur="0.001s" smil:fill="hold" smil:targetElement="id71" smil:attributeName="visibility" smil:to="visible"/>
                  <anim:transitionFilter smil:dur="0.5s" smil:targetElement="id71" smil:type="slideWipe" smil:subtype="fromTop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peek-out" presentation:preset-sub-type="from-bottom">
                  <anim:transitionFilter smil:dur="0.5s" smil:targetElement="id71" smil:type="slideWipe" smil:subtype="fromBottom" smil:mode="out"/>
                  <anim:set smil:begin="0.499s" smil:dur="0.001s" smil:fill="hold" smil:targetElement="id71" smil:attributeName="visibility" smil:to="hidden"/>
                </anim:par>
              </anim:par>
              <anim:par smil:begin="0.5s" smil:dur="indefinite" smil:fill="hold">
                <anim:par smil:begin="0s" smil:dur="indefinite" smil:fill="hold" smil:accelerate="1" presentation:node-type="after-previous" presentation:preset-class="entrance" presentation:preset-id="ooo-entrance-fold">
                  <anim:set smil:begin="0s" smil:dur="0.001s" smil:fill="hold" smil:targetElement="id72" smil:attributeName="visibility" smil:to="visible"/>
                  <anim:animate smil:dur="1s" smil:fill="hold" smil:targetElement="id72" smil:attributeName="width" smil:values="width*2.5;width" smil:keyTimes="0;1"/>
                  <anim:animate smil:dur="1s" smil:fill="hold" smil:targetElement="id72" smil:attributeName="height" smil:values="height*0.01;height" smil:keyTimes="0;1"/>
                  <anim:animate smil:dur="1s" smil:fill="hold" smil:targetElement="id72" smil:attributeName="x" smil:values="x;x" smil:keyTimes="0;1"/>
                  <anim:animate smil:dur="1s" smil:fill="hold" smil:targetElement="id72" smil:attributeName="y" smil:values="height+1;y" smil:keyTimes="0;1"/>
                  <anim:transitionFilter smil:dur="1s" smil:targetElement="id72" smil:type="fade" smil:subtype="crossfade"/>
                </anim:par>
              </anim:par>
              <anim:par smil:begin="1.5s" smil:dur="indefinite" smil:fill="hold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73" smil:attributeName="visibility" smil:to="visible"/>
                  <anim:transitionFilter smil:dur="2s" smil:targetElement="id73" smil:type="barWipe" smil:subtype="topToBottom" smil:direction="reverse"/>
                </anim:par>
              </anim:par>
              <anim:par smil:begin="3.5s" smil:dur="indefinite" smil:fill="hold">
                <anim:par smil:begin="0s" smil:dur="indefinite" smil:fill="hold" smil:accelerate="1" presentation:node-type="after-previous" presentation:preset-class="entrance" presentation:preset-id="ooo-entrance-fold">
                  <anim:set smil:begin="0s" smil:dur="0.001s" smil:fill="hold" smil:targetElement="id74" smil:attributeName="visibility" smil:to="visible"/>
                  <anim:animate smil:dur="1s" smil:fill="hold" smil:targetElement="id74" smil:attributeName="width" smil:values="width*2.5;width" smil:keyTimes="0;1"/>
                  <anim:animate smil:dur="1s" smil:fill="hold" smil:targetElement="id74" smil:attributeName="height" smil:values="height*0.01;height" smil:keyTimes="0;1"/>
                  <anim:animate smil:dur="1s" smil:fill="hold" smil:targetElement="id74" smil:attributeName="x" smil:values="x;x" smil:keyTimes="0;1"/>
                  <anim:animate smil:dur="1s" smil:fill="hold" smil:targetElement="id74" smil:attributeName="y" smil:values="height+1;y" smil:keyTimes="0;1"/>
                  <anim:transitionFilter smil:dur="1s" smil:targetElement="id74" smil:type="fade" smil:subtype="crossfade"/>
                </anim:par>
              </anim:par>
              <anim:par smil:begin="4.5s" smil:dur="indefinite" smil:fill="hold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75" smil:attributeName="visibility" smil:to="visible"/>
                  <anim:transitionFilter smil:dur="2s" smil:targetElement="id75" smil:type="barWipe" smil:subtype="topToBottom" smil:direction="reverse"/>
                </anim:par>
              </anim:par>
              <anim:par smil:begin="6.5s" smil:dur="indefinite" smil:fill="hold">
                <anim:par smil:begin="0s" smil:dur="indefinite" smil:fill="hold" presentation:node-type="after-previous" presentation:preset-class="exit" presentation:preset-id="ooo-exit-wipe" presentation:preset-sub-type="from-right">
                  <anim:transitionFilter smil:dur="2s" smil:targetElement="id76" smil:type="barWipe" smil:subtype="leftToRight" smil:mode="out" smil:direction="reverse"/>
                  <anim:set smil:begin="1.999s" smil:dur="0.001s" smil:fill="hold" smil:targetElement="id76" smil:attributeName="visibility" smil:to="hidden"/>
                </anim:par>
              </anim:par>
              <anim:par smil:begin="8.5s" smil:dur="indefinite" smil:fill="hold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77" smil:attributeName="visibility" smil:to="visible"/>
                  <anim:transitionFilter smil:dur="2s" smil:targetElement="id77" smil:type="barWipe" smil:subtype="leftToRight"/>
                </anim:par>
              </anim:par>
              <anim:par smil:begin="10.5s" smil:dur="indefinite" smil:fill="hold">
                <anim:par smil:begin="0s" smil:dur="indefinite" smil:fill="hold" presentation:node-type="after-previous" presentation:preset-class="exit" presentation:preset-id="ooo-exit-fade-out">
                  <anim:transitionFilter smil:dur="2s" smil:targetElement="id78" smil:type="fade" smil:subtype="crossfade" smil:mode="out"/>
                  <anim:set smil:begin="1.999s" smil:dur="0.001s" smil:fill="hold" smil:targetElement="id78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79" smil:type="fade" smil:subtype="crossfade" smil:mode="out"/>
                  <anim:set smil:begin="1.999s" smil:dur="0.001s" smil:fill="hold" smil:targetElement="id79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80" smil:type="fade" smil:subtype="crossfade" smil:mode="out"/>
                  <anim:set smil:begin="1.999s" smil:dur="0.001s" smil:fill="hold" smil:targetElement="id80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81" smil:type="fade" smil:subtype="crossfade" smil:mode="out"/>
                  <anim:set smil:begin="1.999s" smil:dur="0.001s" smil:fill="hold" smil:targetElement="id81" smil:attributeName="visibility" smil:to="hidden"/>
                </anim:par>
              </anim:par>
              <anim:par smil:begin="12.5s" smil:dur="indefinite" smil:fill="hold">
                <anim:par smil:begin="0s" smil:dur="indefinite" smil:fill="hold" presentation:node-type="after-previous" presentation:preset-class="exit" presentation:preset-id="ooo-exit-fade-out-and-zoom">
                  <anim:animate smil:dur="0.5s" smil:targetElement="id82" smil:attributeName="width" smil:values="width;0" smil:keyTimes="0;1"/>
                  <anim:animate smil:dur="0.5s" smil:targetElement="id82" smil:attributeName="height" smil:values="height;0" smil:keyTimes="0;1"/>
                  <anim:transitionFilter smil:dur="0.5s" smil:targetElement="id82" smil:type="fade" smil:subtype="crossfade" smil:mode="out"/>
                  <anim:set smil:begin="0.499s" smil:dur="0.001s" smil:fill="hold" smil:targetElement="id82" smil:attributeName="visibility" smil:to="hidden"/>
                </anim:par>
              </anim:par>
            </anim:par>
          </anim:seq>
        </anim:par>
        <presentation:notes draw:style-name="dp2">
          <draw:page-thumbnail draw:layer="layout" svg:width="7.144cm" svg:height="9.525cm" svg:x="5.953cm" svg:y="1.931cm" draw:page-number="13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DejaVu Sans" svg:font-family="'DejaVu Sans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msArrowEnd_20_9" draw:display-name="msArrowEnd 9" svg:viewBox="0 0 350 350" svg:d="M175 0l175 350h-35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Noto Sans CJK SC1" style:font-family-asian="'Noto Sans CJK SC'" style:font-pitch-asian="variable" style:font-size-asian="24pt" style:font-style-asian="normal" style:font-weight-asian="normal" style:font-name-complex="Noto Sans CJK SC1" style:font-family-complex="'Noto Sans CJK SC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solid" draw:fill-color="#ffffe1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Noto Sans CJK SC1" style:font-family-asian="'Noto Sans CJK SC'" style:font-pitch-asian="variable" style:font-size-asian="24pt" style:font-style-asian="normal" style:font-weight-asian="normal" style:font-name-complex="Noto Sans CJK SC1" style:font-family-complex="'Noto Sans CJK SC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fo:background-color="transparent" style:font-name-asian="Noto Sans CJK SC1" style:font-family-asian="'Noto Sans CJK SC'" style:font-pitch-asian="variable" style:font-size-asian="28pt" style:font-style-asian="normal" style:font-weight-asian="normal" style:font-name-complex="Noto Sans CJK SC1" style:font-family-complex="'Noto Sans CJK SC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29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6pt" fo:font-style="normal" fo:text-shadow="none" style:text-underline-style="none" fo:font-weight="normal" style:font-name-asian="Noto Sans CJK SC1" style:font-family-asian="'Noto Sans CJK SC'" style:font-pitch-asian="variable" style:font-size-asian="26pt" style:font-style-asian="normal" style:font-weight-asian="normal" style:font-name-complex="Noto Sans CJK SC1" style:font-family-complex="'Noto Sans CJK SC'" style:font-pitch-complex="variable" style:font-size-complex="2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02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3pt" fo:font-style="normal" fo:text-shadow="none" style:text-underline-style="none" fo:font-weight="normal" style:font-name-asian="Noto Sans CJK SC1" style:font-family-asian="'Noto Sans CJK SC'" style:font-pitch-asian="variable" style:font-size-asian="23pt" style:font-style-asian="normal" style:font-weight-asian="normal" style:font-name-complex="Noto Sans CJK SC1" style:font-family-complex="'Noto Sans CJK SC'" style:font-pitch-complex="variable" style:font-size-complex="23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fo:background-color="transparent" style:font-name-asian="Noto Sans CJK SC1" style:font-family-asian="'Noto Sans CJK SC'" style:font-pitch-asian="variable" style:font-size-asian="28pt" style:font-style-asian="normal" style:font-weight-asian="normal" style:font-name-complex="Noto Sans CJK SC1" style:font-family-complex="'Noto Sans CJK SC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330033" style:text-outline="false" style:text-line-through-style="none" style:text-line-through-type="none" style:text-position="0% 100%" style:font-name="Times New Roman" fo:font-family="'Times New Roman'" style:font-family-generic="roman" style:font-pitch="variable" fo:font-size="42pt" fo:font-style="normal" fo:text-shadow="none" style:text-underline-style="none" fo:font-weight="normal" fo:background-color="transparent" style:font-name-asian="Noto Sans CJK SC1" style:font-family-asian="'Noto Sans CJK SC'" style:font-pitch-asian="variable" style:font-size-asian="42pt" style:font-style-asian="normal" style:font-weight-asian="normal" style:font-name-complex="Noto Sans CJK SC1" style:font-family-complex="'Noto Sans CJK SC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e1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auto-grow-height="false" draw:fit-to-size="shrink-to-fit" style:shrink-to-fit="true">
        <text:list-style style:name="Titr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letter-kerning="true" fo:background-color="transparent" style:font-name-asian="Noto Sans CJK SC1" style:font-family-asian="'Noto Sans CJK SC'" style:font-pitch-asian="variable" style:font-size-asian="28pt" style:font-style-asian="normal" style:font-weight-asian="normal" style:font-name-complex="Noto Sans CJK SC1" style:font-family-complex="'Noto Sans CJK SC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graphic-properties>
        <text:list-style style:name="Titre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29cm" fo:margin-bottom="0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6pt" fo:font-style="normal" fo:text-shadow="none" style:text-underline-style="none" fo:font-weight="normal" style:font-name-asian="Noto Sans CJK SC1" style:font-family-asian="'Noto Sans CJK SC'" style:font-pitch-asian="variable" style:font-size-asian="26pt" style:font-style-asian="normal" style:font-weight-asian="normal" style:font-name-complex="Noto Sans CJK SC1" style:font-family-complex="'Noto Sans CJK SC'" style:font-pitch-complex="variable" style:font-size-complex="26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3.175cm" fo:margin-right="0cm" fo:margin-top="0.202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3pt" fo:font-style="normal" fo:text-shadow="none" style:text-underline-style="none" fo:font-weight="normal" style:font-name-asian="Noto Sans CJK SC1" style:font-family-asian="'Noto Sans CJK SC'" style:font-pitch-asian="variable" style:font-size-asian="23pt" style:font-style-asian="normal" style:font-weight-asian="normal" style:font-name-complex="Noto Sans CJK SC1" style:font-family-complex="'Noto Sans CJK SC'" style:font-pitch-complex="variable" style:font-size-complex="23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4.445cm" fo:margin-right="0cm" fo:margin-top="0.17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fill-color="#ffffff" draw:textarea-horizontal-align="justify" draw:textarea-vertical-align="middle" draw:auto-grow-height="false" draw:auto-grow-width="false" fo:min-height="4.172cm" fo:min-width="0cm" fo:padding-top="0.13cm" fo:padding-bottom="0.13cm" fo:padding-left="0.25cm" fo:padding-right="0.25cm" fo:wrap-option="wrap" draw:shadow-color="#808080">
        <text:list-style style:name="Titr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letter-kerning="true" fo:background-color="transparent" style:font-name-asian="Noto Sans CJK SC1" style:font-family-asian="'Noto Sans CJK SC'" style:font-pitch-asian="variable" style:font-size-asian="28pt" style:font-style-asian="normal" style:font-weight-asian="normal" style:font-name-complex="Noto Sans CJK SC1" style:font-family-complex="'Noto Sans CJK SC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330033" style:text-outline="false" style:text-line-through-style="none" style:text-line-through-type="none" style:text-position="0% 100%" style:font-name="Times New Roman" fo:font-family="'Times New Roman'" style:font-family-generic="roman" style:font-pitch="variable" fo:font-size="48pt" fo:font-style="normal" fo:text-shadow="none" style:text-underline-style="none" fo:font-weight="normal" style:letter-kerning="true" fo:background-color="transparent" style:font-name-asian="Noto Sans CJK SC1" style:font-family-asian="'Noto Sans CJK SC'" style:font-pitch-asian="variable" style:font-size-asian="48pt" style:font-style-asian="normal" style:font-weight-asian="normal" style:font-name-complex="Noto Sans CJK SC1" style:font-family-complex="'Noto Sans CJK SC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r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pitch-asian="variable" style:font-size-asian="32pt" style:font-style-asian="normal" style:font-weight-asian="normal" style:font-name-complex="Noto Sans CJK SC1" style:font-family-complex="'Noto Sans CJK S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graphic-properties>
        <text:list-style style:name="Titre2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name-asian="Noto Sans CJK SC1" style:font-family-asian="'Noto Sans CJK SC'" style:font-pitch-asian="variable" style:font-size-asian="28pt" style:font-style-asian="normal" style:font-weight-asian="normal" style:font-name-complex="Noto Sans CJK SC1" style:font-family-complex="'Noto Sans CJK SC'" style:font-pitch-complex="variable" style:font-size-complex="28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Noto Sans CJK SC1" style:font-family-asian="'Noto Sans CJK SC'" style:font-pitch-asian="variable" style:font-size-asian="24pt" style:font-style-asian="normal" style:font-weight-asian="normal" style:font-name-complex="Noto Sans CJK SC1" style:font-family-complex="'Noto Sans CJK SC'" style:font-pitch-complex="variable" style:font-size-complex="24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pitch-asian="variable" style:font-size-asian="32pt" style:font-style-asian="normal" style:font-weight-asian="normal" style:font-name-complex="Noto Sans CJK SC1" style:font-family-complex="'Noto Sans CJK S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pitch-asian="variable" style:font-size-asian="44pt" style:font-style-asian="normal" style:font-weight-asian="normal" style:font-name-complex="Noto Sans CJK SC1" style:font-family-complex="'Noto Sans CJK S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e1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solid" draw:fill-color="#cccc99" draw:textarea-horizontal-align="left" draw:textarea-vertical-align="middle" draw:auto-grow-height="false" fo:min-height="13.273cm" fo:min-width="1.18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b2b2b2" draw:textarea-horizontal-align="left" draw:textarea-vertical-align="middle" draw:auto-grow-height="false" fo:min-height="0.234cm" fo:min-width="4.567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solid" svg:stroke-width="0.053cm" svg:stroke-color="#330033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5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5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5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9" style:family="graphic" style:parent-style-name="standard">
      <style:graphic-properties draw:stroke="solid" svg:stroke-width="0.123cm" svg:stroke-color="#330033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11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solid" draw:fill-color="#cccc99" draw:textarea-horizontal-align="left" draw:textarea-vertical-align="middle" draw:auto-grow-height="false" fo:min-height="13.273cm" fo:min-width="4.355cm" fo:padding-top="0.13cm" fo:padding-bottom="0.13cm" fo:padding-left="0.25cm" fo:padding-right="0.25cm" fo:wrap-option="no-wrap" draw:shadow-color="#808080"/>
    </style:style>
    <style:style style:name="Mgr13" style:family="graphic" style:parent-style-name="standard">
      <style:graphic-properties draw:stroke="none" draw:fill="solid" draw:fill-color="#330033" draw:textarea-horizontal-align="left" draw:textarea-vertical-align="middle" draw:auto-grow-height="false" fo:min-height="6.5cm" fo:min-width="21.076cm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solid" draw:fill-color="#ffffe1" draw:textarea-horizontal-align="left" draw:textarea-vertical-align="middle" draw:auto-grow-height="false" fo:min-height="5.666cm" fo:min-width="20.733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solid" svg:stroke-width="0.141cm" svg:stroke-color="#330033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6" style:family="graphic" style:parent-style-name="standard">
      <style:graphic-properties draw:stroke="none" draw:fill="solid" draw:fill-color="#b2b2b2" draw:textarea-horizontal-align="left" draw:textarea-vertical-align="middle" draw:auto-grow-height="false" fo:min-height="0.573cm" fo:min-width="6.26cm" fo:padding-top="0.13cm" fo:padding-bottom="0.13cm" fo:padding-left="0.25cm" fo:padding-right="0.25cm" fo:wrap-option="no-wrap" draw:shadow-color="#808080"/>
    </style:style>
    <style:style style:name="Mgr17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5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8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5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9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5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31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31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2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31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cccc99"/>
      <style:paragraph-properties style:writing-mode="lr-tb" style:font-independent-line-spacing="true"/>
    </style:style>
    <style:style style:name="MP6" style:family="paragraph">
      <loext:graphic-properties draw:fill="solid" draw:fill-color="#b2b2b2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MP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MP10" style:family="paragraph">
      <style:paragraph-properties fo:margin-left="0cm" fo:margin-right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MP11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MP12" style:family="paragraph">
      <style:paragraph-properties fo:margin-left="0cm" fo:margin-right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MP13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solid" draw:fill-color="#ffffff"/>
      <style:paragraph-properties style:writing-mode="lr-tb" style:font-independent-line-spacing="true"/>
    </style:style>
    <style:style style:name="MP16" style:family="paragraph">
      <loext:graphic-properties draw:fill="solid" draw:fill-color="#330033"/>
      <style:paragraph-properties style:writing-mode="lr-tb" style:font-independent-line-spacing="true"/>
    </style:style>
    <style:style style:name="MP17" style:family="paragraph">
      <loext:graphic-properties draw:fill="solid" draw:fill-color="#ffffe1"/>
      <style:paragraph-properties style:writing-mode="lr-tb" style:font-independent-line-spacing="true"/>
    </style:style>
    <style:style style:name="MT1" style:family="text">
      <style:text-properties style:font-name="Arial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MT2" style:family="text">
      <style:text-properties style:font-name="Arial" fo:font-size="10pt" fo:language="fr" fo:country="FR" style:font-name-asian="DejaVu Sans" style:font-size-asian="10pt" style:language-asian="fr" style:country-asian="FR" style:font-name-complex="DejaVu Sans" style:font-size-complex="10pt" style:language-complex="fr" style:country-complex="FR"/>
    </style:style>
    <style:style style:name="MT3" style:family="text">
      <style:text-properties style:font-name="Arial" fo:font-size="14pt" fo:language="en" fo:country="US" style:font-name-asian="DejaVu Sans" style:font-size-asian="14pt" style:language-asian="en" style:country-asian="US" style:font-name-complex="DejaVu Sans" style:font-size-complex="14pt" style:language-complex="en" style:country-complex="US"/>
    </style:style>
    <style:style style:name="MT4" style:family="text">
      <style:text-properties style:font-name="Arial" fo:font-size="14pt" fo:language="fr" fo:country="FR" style:font-name-asian="DejaVu Sans" style:font-size-asian="14pt" style:language-asian="fr" style:country-asian="FR" style:font-name-complex="DejaVu Sans" style:font-size-complex="14pt" style:language-complex="fr" style:country-complex="F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g>
        <draw:custom-shape draw:style-name="Mgr3" draw:text-style-name="MP5" draw:layer="backgroundobjects" svg:width="1.68cm" svg:height="13.533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Mgr4" draw:text-style-name="MP6" draw:layer="backgroundobjects" svg:width="5.067cm" svg:height="0.494cm" svg:x="19.05cm" svg:y="3.938cm">
            <text:p/>
            <draw:enhanced-geometry svg:viewBox="0 0 21600 21600" draw:type="rectangle" draw:enhanced-path="M 0 0 L 21600 0 21600 21600 0 21600 0 0 Z N"/>
          </draw:custom-shape>
          <draw:line draw:style-name="Mgr5" draw:text-style-name="MP7" draw:layer="backgroundobjects" svg:x1="1.058cm" svg:y1="4.15cm" svg:x2="24.117cm" svg:y2="4.15cm">
            <text:p/>
          </draw:line>
        </draw:g>
      </draw:g>
      <draw:frame presentation:style-name="Standard-title" draw:layer="backgroundobjects" svg:width="21.577cm" svg:height="3.161cm" svg:x="2.539cm" svg:y="0.771cm" presentation:class="title" presentation:placeholder="true">
        <draw:text-box/>
      </draw:frame>
      <draw:frame presentation:style-name="Standard-outline1" draw:layer="backgroundobjects" svg:width="21.577cm" svg:height="12.572cm" svg:x="2.539cm" svg:y="4.445cm" presentation:class="outline" presentation:placeholder="true">
        <draw:text-box/>
      </draw:frame>
      <draw:frame draw:style-name="Mgr6" draw:text-style-name="MP9" draw:layer="backgroundobjects" svg:width="5.49cm" svg:height="1.257cm" svg:x="2.54cm" svg:y="17.364cm" presentation:class="date-time">
        <draw:text-box>
          <text:list text:style-name="ML2">
            <text:list-header>
              <text:p text:style-name="MP8"><text:span text:style-name="MT1"><presentation:date-time/></text:span></text:p>
            </text:list-header>
          </text:list>
        </draw:text-box>
      </draw:frame>
      <draw:frame draw:style-name="Mgr7" draw:text-style-name="MP11" draw:layer="backgroundobjects" svg:width="8.242cm" svg:height="1.256cm" svg:x="9.313cm" svg:y="17.357cm" presentation:class="footer">
        <draw:text-box>
          <text:list text:style-name="ML2">
            <text:list-header>
              <text:p text:style-name="MP10"><text:span text:style-name="MT2"><presentation:footer/></text:span></text:p>
            </text:list-header>
          </text:list>
        </draw:text-box>
      </draw:frame>
      <draw:frame draw:style-name="Mgr8" draw:text-style-name="MP13" draw:layer="backgroundobjects" svg:width="5.279cm" svg:height="1.256cm" svg:x="18.837cm" svg:y="17.357cm" presentation:class="page-number">
        <draw:text-box>
          <text:list text:style-name="ML2">
            <text:list-header>
              <text:p text:style-name="MP12"><text:span text:style-name="MT2"><text:page-number>&lt;numéro&gt;</text:page-number></text:span></text:p>
            </text:list-header>
          </text:list>
        </draw:text-box>
      </draw:frame>
      <draw:line draw:style-name="Mgr9" draw:text-style-name="MP7" draw:layer="backgroundobjects" svg:x1="0cm" svg:y1="13.547cm" svg:x2="1.693cm" svg:y2="13.551cm">
        <text:p/>
      </draw:line>
      <presentation:notes style:page-layout-name="PM0">
        <draw:rect draw:style-name="Mgr10" draw:text-style-name="MP14" draw:layer="backgroundobjects" svg:width="19.05cm" svg:height="25.4cm" svg:x="0cm" svg:y="0cm">
          <text:p/>
        </draw:rect>
        <draw:custom-shape draw:style-name="Mgr11" draw:text-style-name="MP1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tandard-title" draw:layer="backgroundobjects" svg:width="0.001cm" svg:height="0.001cm" svg:x="-0.001cm" svg:y="1.93cm" presentation:class="page"/>
        <draw:frame presentation:style-name="Standard-notes" draw:layer="backgroundobjects" svg:width="15.227cm" svg:height="11.417cm" svg:x="1.904cm" svg:y="12.064cm" presentation:class="notes" presentation:placeholder="true">
          <draw:text-box/>
        </draw:frame>
      </presentation:notes>
    </style:master-page>
    <style:master-page style:name="Titre1" style:page-layout-name="PM1" draw:style-name="Mdp1">
      <draw:g>
        <draw:custom-shape draw:style-name="Mgr12" draw:text-style-name="MP5" draw:layer="backgroundobjects" svg:width="4.855cm" svg:height="13.533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Mgr13" draw:text-style-name="MP16" draw:layer="backgroundobjects" svg:width="21.576cm" svg:height="6.76cm" svg:x="2.752cm" svg:y="9.737cm">
            <text:p/>
            <draw:enhanced-geometry svg:viewBox="0 0 21600 21600" draw:type="rectangle" draw:enhanced-path="M 0 0 L 21600 0 21600 21600 0 21600 0 0 Z N"/>
          </draw:custom-shape>
          <draw:custom-shape draw:style-name="Mgr14" draw:text-style-name="MP17" draw:layer="backgroundobjects" svg:width="21.233cm" svg:height="5.926cm" svg:x="2.884cm" svg:y="10.372cm">
            <text:p/>
            <draw:enhanced-geometry svg:viewBox="0 0 21600 21600" draw:type="rectangle" draw:enhanced-path="M 0 0 L 21600 0 21600 21600 0 21600 0 0 Z N"/>
          </draw:custom-shape>
          <draw:line draw:style-name="Mgr15" draw:text-style-name="MP7" draw:layer="backgroundobjects" svg:x1="0cm" svg:y1="13.547cm" svg:x2="2.738cm" svg:y2="13.547cm">
            <text:p/>
          </draw:line>
        </draw:g>
        <draw:g>
          <draw:custom-shape draw:style-name="Mgr16" draw:text-style-name="MP6" draw:layer="backgroundobjects" svg:width="6.76cm" svg:height="0.833cm" svg:x="17.427cm" svg:y="1.482cm">
            <text:p/>
            <draw:enhanced-geometry svg:viewBox="0 0 21600 21600" draw:type="rectangle" draw:enhanced-path="M 0 0 L 21600 0 21600 21600 0 21600 0 0 Z N"/>
          </draw:custom-shape>
          <draw:line draw:style-name="Mgr9" draw:text-style-name="MP7" draw:layer="backgroundobjects" svg:x1="1.764cm" svg:y1="1.905cm" svg:x2="24.187cm" svg:y2="1.905cm">
            <text:p/>
          </draw:line>
        </draw:g>
      </draw:g>
      <draw:frame presentation:style-name="Titre1-title" draw:layer="backgroundobjects" svg:width="18.402cm" svg:height="6.125cm" svg:x="5.715cm" svg:y="3.174cm" presentation:class="title" presentation:placeholder="true">
        <draw:text-box/>
      </draw:frame>
      <draw:frame presentation:style-name="Titre1-subtitle" draw:layer="backgroundobjects" svg:width="19.037cm" svg:height="4.431cm" svg:x="3.809cm" svg:y="11.006cm" presentation:class="subtitle" presentation:placeholder="true">
        <draw:text-box/>
      </draw:frame>
      <draw:frame draw:style-name="Mgr17" draw:text-style-name="MP9" draw:layer="backgroundobjects" svg:width="5.278cm" svg:height="1.257cm" svg:x="2.536cm" svg:y="17.364cm" presentation:class="date-time">
        <draw:text-box>
          <text:list text:style-name="ML2">
            <text:list-header>
              <text:p text:style-name="MP8"><text:span text:style-name="MT1"><presentation:date-time/></text:span></text:p>
            </text:list-header>
          </text:list>
        </draw:text-box>
      </draw:frame>
      <draw:frame draw:style-name="Mgr18" draw:text-style-name="MP11" draw:layer="backgroundobjects" svg:width="8.03cm" svg:height="1.256cm" svg:x="9.318cm" svg:y="17.357cm" presentation:class="footer">
        <draw:text-box>
          <text:list text:style-name="ML2">
            <text:list-header>
              <text:p text:style-name="MP10"><text:span text:style-name="MT2"><presentation:footer/></text:span></text:p>
            </text:list-header>
          </text:list>
        </draw:text-box>
      </draw:frame>
      <draw:frame draw:style-name="Mgr19" draw:text-style-name="MP13" draw:layer="backgroundobjects" svg:width="5.279cm" svg:height="1.256cm" svg:x="18.837cm" svg:y="17.357cm" presentation:class="page-number">
        <draw:text-box>
          <text:list text:style-name="ML2">
            <text:list-header>
              <text:p text:style-name="MP12"><text:span text:style-name="MT2"><text:page-number>&lt;numéro&gt;</text:page-number></text:span></text:p>
            </text:list-header>
          </text:list>
        </draw:text-box>
      </draw:frame>
      <presentation:notes style:page-layout-name="PM0">
        <draw:rect draw:style-name="Mgr10" draw:text-style-name="MP14" draw:layer="backgroundobjects" svg:width="19.05cm" svg:height="25.4cm" svg:x="0cm" svg:y="0cm">
          <text:p/>
        </draw:rect>
        <draw:custom-shape draw:style-name="Mgr11" draw:text-style-name="MP1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re1-title" draw:layer="backgroundobjects" svg:width="0.001cm" svg:height="0.001cm" svg:x="-0.001cm" svg:y="1.93cm" presentation:class="page"/>
        <draw:frame presentation:style-name="Titre1-notes" draw:layer="backgroundobjects" svg:width="15.227cm" svg:height="11.417cm" svg:x="1.904cm" svg:y="12.064cm" presentation:class="notes" presentation:placeholder="true">
          <draw:text-box/>
        </draw:frame>
      </presentation:notes>
    </style:master-page>
    <style:master-page style:name="Titre2" style:page-layout-name="PM1" draw:style-name="Mdp2">
      <draw:frame presentation:style-name="Titre2-title" draw:layer="backgroundobjects" svg:width="22.847cm" svg:height="3.162cm" svg:x="1.269cm" svg:y="0.763cm" presentation:class="title" presentation:placeholder="true">
        <draw:text-box/>
      </draw:frame>
      <draw:frame presentation:style-name="Titre2-outline1" draw:layer="backgroundobjects" svg:width="22.847cm" svg:height="12.559cm" svg:x="1.269cm" svg:y="4.444cm" presentation:class="outline" presentation:placeholder="true">
        <draw:text-box/>
      </draw:frame>
      <draw:frame draw:style-name="Mgr20" draw:text-style-name="MP9" draw:layer="backgroundobjects" svg:width="5.913cm" svg:height="1.31cm" svg:x="1.269cm" svg:y="17.348cm" presentation:class="date-time">
        <draw:text-box>
          <text:list text:style-name="ML2">
            <text:list-header>
              <text:p text:style-name="MP8"><text:span text:style-name="MT3"><presentation:date-time/></text:span></text:p>
            </text:list-header>
          </text:list>
        </draw:text-box>
      </draw:frame>
      <draw:frame draw:style-name="Mgr21" draw:text-style-name="MP11" draw:layer="backgroundobjects" svg:width="8.03cm" svg:height="1.31cm" svg:x="8.678cm" svg:y="17.348cm" presentation:class="footer">
        <draw:text-box>
          <text:list text:style-name="ML2">
            <text:list-header>
              <text:p text:style-name="MP10"><text:span text:style-name="MT4"><presentation:footer/></text:span></text:p>
            </text:list-header>
          </text:list>
        </draw:text-box>
      </draw:frame>
      <draw:frame draw:style-name="Mgr22" draw:text-style-name="MP13" draw:layer="backgroundobjects" svg:width="5.914cm" svg:height="1.31cm" svg:x="18.203cm" svg:y="17.348cm" presentation:class="page-number">
        <draw:text-box>
          <text:list text:style-name="ML2">
            <text:list-header>
              <text:p text:style-name="MP12"><text:span text:style-name="MT4"><text:page-number>&lt;numéro&gt;</text:page-number></text:span></text:p>
            </text:list-header>
          </text:list>
        </draw:text-box>
      </draw:frame>
      <presentation:notes style:page-layout-name="PM0">
        <draw:rect draw:style-name="Mgr10" draw:text-style-name="MP14" draw:layer="backgroundobjects" svg:width="19.05cm" svg:height="25.4cm" svg:x="0cm" svg:y="0cm">
          <text:p/>
        </draw:rect>
        <draw:custom-shape draw:style-name="Mgr11" draw:text-style-name="MP1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re2-title" draw:layer="backgroundobjects" svg:width="0.001cm" svg:height="0.001cm" svg:x="-0.001cm" svg:y="1.93cm" presentation:class="page"/>
        <draw:frame presentation:style-name="Titre2-notes" draw:layer="backgroundobjects" svg:width="15.227cm" svg:height="11.417cm" svg:x="1.904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dc:date>2022-09-18T18:42:21.031489196</dc:date>
    <meta:editing-cycles>174</meta:editing-cycles>
    <meta:editing-duration>P2DT8H20M5S</meta:editing-duration>
    <meta:document-statistic meta:object-count="290"/>
    <meta:generator>LibreOffice/6.4.7.2$Linux_X86_64 LibreOffice_project/40$Build-2</meta:generator>
  </office:meta>
</office:document-meta>
</file>